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1339in"/>
    </style:style>
    <style:style style:name="co3" style:family="table-column">
      <style:table-column-properties fo:break-before="auto" style:column-width="0.961in"/>
    </style:style>
    <style:style style:name="co4" style:family="table-column">
      <style:table-column-properties fo:break-before="auto" style:column-width="1.156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937in" fo:break-before="auto" style:use-optimal-row-height="true"/>
    </style:style>
    <style:style style:name="ta1" style:family="table" style:master-page-name="PageStyle_5f_PID">
      <style:table-properties table:display="true" style:writing-mode="lr-tb"/>
    </style:style>
    <style:style style:name="ta2" style:family="table" style:master-page-name="PageStyle_5f_calibration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diagonal-bl-tr="none" style:diagonal-tl-br="none" fo:border="0.74pt solid #000000" style:rotation-align="non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</style:style>
    <style:style style:name="ce4" style:family="table-cell" style:parent-style-name="Default" style:data-style-name="N160">
      <style:table-cell-properties style:diagonal-bl-tr="none" style:diagonal-tl-br="none" fo:border="0.74pt solid #000000" style:rotation-align="non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6" style:family="table-cell" style:parent-style-name="Default" style:data-style-name="N61">
      <style:table-cell-properties style:rotation-align="none"/>
    </style:style>
    <style:style style:name="ce7" style:family="table-cell" style:parent-style-name="Default" style:data-style-name="N161">
      <style:table-cell-properties style:diagonal-bl-tr="none" style:diagonal-tl-br="none" fo:border="0.74pt solid #000000" style:rotation-align="none"/>
    </style:style>
    <style:style style:name="ce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I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0" table:default-cell-style-name="Default"/>
        <table:table-row table:style-name="ro1">
          <table:table-cell table:style-name="ce1" office:value-type="string" calcext:value-type="string">
            <text:p>m=</text:p>
          </table:table-cell>
          <table:table-cell table:style-name="ce1" office:value-type="float" office:value="31.5162" calcext:value-type="float">
            <text:p>31.5162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b=</text:p>
          </table:table-cell>
          <table:table-cell table:style-name="ce1" office:value-type="float" office:value="30.3788" calcext:value-type="float">
            <text:p>30.3788</text:p>
          </table:table-cell>
          <table:table-cell table:number-columns-repeated="62"/>
        </table:table-row>
        <table:table-row table:style-name="ro1">
          <table:table-cell table:style-name="ce1" office:value-type="string" calcext:value-type="string">
            <text:p>Kp</text:p>
          </table:table-cell>
          <table:table-cell table:style-name="ce1" office:value-type="float" office:value="0.013725" calcext:value-type="float">
            <text:p>0.013725</text:p>
          </table:table-cell>
          <table:table-cell/>
          <table:table-cell table:style-name="ce1" office:value-type="string" calcext:value-type="string">
            <text:p>Ku</text:p>
          </table:table-cell>
          <table:table-cell table:style-name="ce1" office:value-type="float" office:value="0.0305" calcext:value-type="float">
            <text:p>0.0305</text:p>
          </table:table-cell>
          <table:table-cell/>
          <table:table-cell table:style-name="ce1" office:value-type="string" calcext:value-type="string">
            <text:p>Kp</text:p>
          </table:table-cell>
          <table:table-cell table:style-name="ce1" table:formula="of:=0.45*[.E3]" office:value-type="float" office:value="0.013725" calcext:value-type="float">
            <text:p>0.01372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Ki</text:p>
          </table:table-cell>
          <table:table-cell table:style-name="ce1" office:value-type="float" office:value="0.08235" calcext:value-type="float">
            <text:p>0.08235</text:p>
          </table:table-cell>
          <table:table-cell table:number-columns-repeated="4"/>
          <table:table-cell table:style-name="ce1" office:value-type="string" calcext:value-type="string">
            <text:p>Tu</text:p>
          </table:table-cell>
          <table:table-cell table:style-name="ce1" office:value-type="float" office:value="0.2" calcext:value-type="float">
            <text:p>0.2</text:p>
          </table:table-cell>
          <table:table-cell office:value-type="string" calcext:value-type="string">
            <text:p>s</text:p>
          </table:table-cell>
          <table:table-cell table:number-columns-repeated="55"/>
        </table:table-row>
        <table:table-row table:style-name="ro1">
          <table:table-cell table:style-name="ce1" office:value-type="string" calcext:value-type="string">
            <text:p>Starting Input</text:p>
          </table:table-cell>
          <table:table-cell table:style-name="ce1" office:value-type="float" office:value="0.05" calcext:value-type="float">
            <text:p>0.05</text:p>
          </table:table-cell>
          <table:table-cell office:value-type="string" calcext:value-type="string">
            <text:p>Hz</text:p>
          </table:table-cell>
          <table:table-cell table:number-columns-repeated="3"/>
          <table:table-cell table:style-name="ce1" office:value-type="string" calcext:value-type="string">
            <text:p>Ki</text:p>
          </table:table-cell>
          <table:table-cell table:style-name="ce1" table:formula="of:=0.54*[.E3]/[.H4]" office:value-type="float" office:value="0.08235" calcext:value-type="float">
            <text:p>0.08235</text:p>
          </table:table-cell>
          <table:table-cell table:number-columns-repeated="56"/>
        </table:table-row>
        <table:table-row table:style-name="ro1">
          <table:table-cell table:style-name="ce1" office:value-type="string" calcext:value-type="string">
            <text:p>Set Point</text:p>
          </table:table-cell>
          <table:table-cell table:style-name="ce1" office:value-type="float" office:value="1500" calcext:value-type="float">
            <text:p>1500</text:p>
          </table:table-cell>
          <table:table-cell office:value-type="string" calcext:value-type="string">
            <text:p>Hz</text:p>
          </table:table-cell>
          <table:table-cell table:number-columns-repeated="61"/>
        </table:table-row>
        <table:table-row table:style-name="ro1">
          <table:table-cell table:style-name="ce1" office:value-type="string" calcext:value-type="string">
            <text:p>Interval</text:p>
          </table:table-cell>
          <table:table-cell table:style-name="ce1" office:value-type="float" office:value="0.1" calcext:value-type="float">
            <text:p>0.1</text:p>
          </table:table-cell>
          <table:table-cell office:value-type="string" calcext:value-type="string">
            <text:p>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2">
          <table:table-cell table:style-name="ce2" office:value-type="string" calcext:value-type="string">
            <text:p>t(s)</text:p>
          </table:table-cell>
          <table:table-cell table:style-name="ce3" office:value-type="string" calcext:value-type="string">
            <text:p>Input</text:p>
            <text:p> (Hz)</text:p>
          </table:table-cell>
          <table:table-cell table:style-name="ce2" office:value-type="string" calcext:value-type="string">
            <text:p>e(t)</text:p>
          </table:table-cell>
          <table:table-cell table:style-name="ce3" office:value-type="string" calcext:value-type="string">
            <text:p>Proportional</text:p>
            <text:p>Term</text:p>
          </table:table-cell>
          <table:table-cell table:style-name="ce3" office:value-type="string" calcext:value-type="string">
            <text:p>Integral</text:p>
            <text:p>Term</text:p>
          </table:table-cell>
          <table:table-cell table:style-name="ce3" office:value-type="string" calcext:value-type="string">
            <text:p>PWM</text:p>
            <text:p>Output</text:p>
          </table:table-cell>
          <table:table-cell/>
          <table:table-cell>
            <draw:frame table:end-cell-address="PID.M21" table:end-x="0.8295in" table:end-y="0.1193in" draw:z-index="0" draw:name="Chart 1" draw:style-name="gr1" draw:text-style-name="P1" svg:width="4.9677in" svg:height="2.8823in" svg:x="0.0114in" svg:y="0.0524in">
              <draw:object draw:notify-on-update-of-ranges="PID.A10:PID.A59 PID.F9:PID.F9 PID.F10:PID.F59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5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4" table:formula="of:=[.$B$5]" office:value-type="float" office:value="0.05" calcext:value-type="float">
            <text:p>0.0500</text:p>
          </table:table-cell>
          <table:table-cell table:style-name="ce4" table:formula="of:=[.$B$6]-[.B10]" office:value-type="float" office:value="1499.95" calcext:value-type="float">
            <text:p>1499.9500</text:p>
          </table:table-cell>
          <table:table-cell table:style-name="ce4" table:formula="of:=[.$B$3]*[.C10]" office:value-type="float" office:value="20.58681375" calcext:value-type="float">
            <text:p>20.5868</text:p>
          </table:table-cell>
          <table:table-cell table:style-name="ce4" office:value-type="float" office:value="0" calcext:value-type="float">
            <text:p>0.0000</text:p>
          </table:table-cell>
          <table:table-cell table:style-name="ce4" table:formula="of:=[.D10]+[.E10]" office:value-type="float" office:value="20.58681375" calcext:value-type="float">
            <text:p>20.5868</text:p>
          </table:table-cell>
          <table:table-cell table:number-columns-repeated="58"/>
        </table:table-row>
        <table:table-row table:style-name="ro1">
          <table:table-cell table:style-name="ce1" table:formula="of:=[.A10]+[.$B$7]" office:value-type="float" office:value="0.1" calcext:value-type="float">
            <text:p>0.1</text:p>
          </table:table-cell>
          <table:table-cell table:style-name="ce4" table:formula="of:=[.$B$1]*[.F10]+[.$B$2]" office:value-type="float" office:value="679.19693950775" calcext:value-type="float">
            <text:p>679.1969</text:p>
          </table:table-cell>
          <table:table-cell table:style-name="ce4" table:formula="of:=[.$B$6]-[.B11]" office:value-type="float" office:value="820.80306049225" calcext:value-type="float">
            <text:p>820.8031</text:p>
          </table:table-cell>
          <table:table-cell table:style-name="ce4" table:formula="of:=[.$B$3]*[.C11]" office:value-type="float" office:value="11.2655220052561" calcext:value-type="float">
            <text:p>11.2655</text:p>
          </table:table-cell>
          <table:table-cell table:style-name="ce4" table:formula="of:=[.$B$4]*[.C11]*([.$B$7])+[.E10]" office:value-type="float" office:value="6.75931320315368" calcext:value-type="float">
            <text:p>6.7593</text:p>
          </table:table-cell>
          <table:table-cell table:style-name="ce4" table:formula="of:=[.D11]+[.E11]" office:value-type="float" office:value="18.0248352084098" calcext:value-type="float">
            <text:p>18.0248</text:p>
          </table:table-cell>
          <table:table-cell table:number-columns-repeated="58"/>
        </table:table-row>
        <table:table-row table:style-name="ro1">
          <table:table-cell table:style-name="ce1" table:formula="of:=[.A11]+[.$B$7]" office:value-type="float" office:value="0.2" calcext:value-type="float">
            <text:p>0.2</text:p>
          </table:table-cell>
          <table:table-cell table:style-name="ce4" table:formula="of:=[.$B$1]*[.F11]+[.$B$2]" office:value-type="float" office:value="598.453111395285" calcext:value-type="float">
            <text:p>598.4531</text:p>
          </table:table-cell>
          <table:table-cell table:style-name="ce4" table:formula="of:=[.$B$6]-[.B12]" office:value-type="float" office:value="901.546888604715" calcext:value-type="float">
            <text:p>901.5469</text:p>
          </table:table-cell>
          <table:table-cell table:style-name="ce4" table:formula="of:=[.$B$3]*[.C12]" office:value-type="float" office:value="12.3737310460997" calcext:value-type="float">
            <text:p>12.3737</text:p>
          </table:table-cell>
          <table:table-cell table:style-name="ce4" table:formula="of:=[.$B$4]*[.C12]*([.$B$7])+[.E11]" office:value-type="float" office:value="14.1835518308135" calcext:value-type="float">
            <text:p>14.1836</text:p>
          </table:table-cell>
          <table:table-cell table:style-name="ce4" table:formula="of:=[.D12]+[.E12]" office:value-type="float" office:value="26.5572828769132" calcext:value-type="float">
            <text:p>26.5573</text:p>
          </table:table-cell>
          <table:table-cell table:number-columns-repeated="58"/>
        </table:table-row>
        <table:table-row table:style-name="ro1">
          <table:table-cell table:style-name="ce1" table:formula="of:=[.A12]+[.$B$7]" office:value-type="float" office:value="0.3" calcext:value-type="float">
            <text:p>0.3</text:p>
          </table:table-cell>
          <table:table-cell table:style-name="ce4" table:formula="of:=[.$B$1]*[.F12]+[.$B$2]" office:value-type="float" office:value="867.363438605372" calcext:value-type="float">
            <text:p>867.3634</text:p>
          </table:table-cell>
          <table:table-cell table:style-name="ce4" table:formula="of:=[.$B$6]-[.B13]" office:value-type="float" office:value="632.636561394628" calcext:value-type="float">
            <text:p>632.6366</text:p>
          </table:table-cell>
          <table:table-cell table:style-name="ce4" table:formula="of:=[.$B$3]*[.C13]" office:value-type="float" office:value="8.68293680514127" calcext:value-type="float">
            <text:p>8.6829</text:p>
          </table:table-cell>
          <table:table-cell table:style-name="ce4" table:formula="of:=[.$B$4]*[.C13]*([.$B$7])+[.E12]" office:value-type="float" office:value="19.3933139138983" calcext:value-type="float">
            <text:p>19.3933</text:p>
          </table:table-cell>
          <table:table-cell table:style-name="ce4" table:formula="of:=[.D13]+[.E13]" office:value-type="float" office:value="28.0762507190395" calcext:value-type="float">
            <text:p>28.0763</text:p>
          </table:table-cell>
          <table:table-cell table:number-columns-repeated="58"/>
        </table:table-row>
        <table:table-row table:style-name="ro1">
          <table:table-cell table:style-name="ce1" table:formula="of:=[.A13]+[.$B$7]" office:value-type="float" office:value="0.4" calcext:value-type="float">
            <text:p>0.4</text:p>
          </table:table-cell>
          <table:table-cell table:style-name="ce4" table:formula="of:=[.$B$1]*[.F13]+[.$B$2]" office:value-type="float" office:value="915.235532911394" calcext:value-type="float">
            <text:p>915.2355</text:p>
          </table:table-cell>
          <table:table-cell table:style-name="ce4" table:formula="of:=[.$B$6]-[.B14]" office:value-type="float" office:value="584.764467088606" calcext:value-type="float">
            <text:p>584.7645</text:p>
          </table:table-cell>
          <table:table-cell table:style-name="ce4" table:formula="of:=[.$B$3]*[.C14]" office:value-type="float" office:value="8.02589231079112" calcext:value-type="float">
            <text:p>8.0259</text:p>
          </table:table-cell>
          <table:table-cell table:style-name="ce4" table:formula="of:=[.$B$4]*[.C14]*([.$B$7])+[.E13]" office:value-type="float" office:value="24.2088493003729" calcext:value-type="float">
            <text:p>24.2088</text:p>
          </table:table-cell>
          <table:table-cell table:style-name="ce4" table:formula="of:=[.D14]+[.E14]" office:value-type="float" office:value="32.2347416111641" calcext:value-type="float">
            <text:p>32.2347</text:p>
          </table:table-cell>
          <table:table-cell table:number-columns-repeated="58"/>
        </table:table-row>
        <table:table-row table:style-name="ro1">
          <table:table-cell table:style-name="ce1" table:formula="of:=[.A14]+[.$B$7]" office:value-type="float" office:value="0.5" calcext:value-type="float">
            <text:p>0.5</text:p>
          </table:table-cell>
          <table:table-cell table:style-name="ce4" table:formula="of:=[.$B$1]*[.F14]+[.$B$2]" office:value-type="float" office:value="1046.29536356577" calcext:value-type="float">
            <text:p>1046.2954</text:p>
          </table:table-cell>
          <table:table-cell table:style-name="ce4" table:formula="of:=[.$B$6]-[.B15]" office:value-type="float" office:value="453.704636434231" calcext:value-type="float">
            <text:p>453.7046</text:p>
          </table:table-cell>
          <table:table-cell table:style-name="ce4" table:formula="of:=[.$B$3]*[.C15]" office:value-type="float" office:value="6.22709613505982" calcext:value-type="float">
            <text:p>6.2271</text:p>
          </table:table-cell>
          <table:table-cell table:style-name="ce4" table:formula="of:=[.$B$4]*[.C15]*([.$B$7])+[.E14]" office:value-type="float" office:value="27.9451069814088" calcext:value-type="float">
            <text:p>27.9451</text:p>
          </table:table-cell>
          <table:table-cell table:style-name="ce4" table:formula="of:=[.D15]+[.E15]" office:value-type="float" office:value="34.1722031164687" calcext:value-type="float">
            <text:p>34.1722</text:p>
          </table:table-cell>
          <table:table-cell table:number-columns-repeated="58"/>
        </table:table-row>
        <table:table-row table:style-name="ro1">
          <table:table-cell table:style-name="ce1" table:formula="of:=[.A15]+[.$B$7]" office:value-type="float" office:value="0.6" calcext:value-type="float">
            <text:p>0.6</text:p>
          </table:table-cell>
          <table:table-cell table:style-name="ce4" table:formula="of:=[.$B$1]*[.F15]+[.$B$2]" office:value-type="float" office:value="1107.35678785925" calcext:value-type="float">
            <text:p>1107.3568</text:p>
          </table:table-cell>
          <table:table-cell table:style-name="ce4" table:formula="of:=[.$B$6]-[.B16]" office:value-type="float" office:value="392.64321214075" calcext:value-type="float">
            <text:p>392.6432</text:p>
          </table:table-cell>
          <table:table-cell table:style-name="ce4" table:formula="of:=[.$B$3]*[.C16]" office:value-type="float" office:value="5.3890280866318" calcext:value-type="float">
            <text:p>5.3890</text:p>
          </table:table-cell>
          <table:table-cell table:style-name="ce4" table:formula="of:=[.$B$4]*[.C16]*([.$B$7])+[.E15]" office:value-type="float" office:value="31.1785238333879" calcext:value-type="float">
            <text:p>31.1785</text:p>
          </table:table-cell>
          <table:table-cell table:style-name="ce4" table:formula="of:=[.D16]+[.E16]" office:value-type="float" office:value="36.5675519200197" calcext:value-type="float">
            <text:p>36.5676</text:p>
          </table:table-cell>
          <table:table-cell table:number-columns-repeated="58"/>
        </table:table-row>
        <table:table-row table:style-name="ro1">
          <table:table-cell table:style-name="ce1" table:formula="of:=[.A16]+[.$B$7]" office:value-type="float" office:value="0.7" calcext:value-type="float">
            <text:p>0.7</text:p>
          </table:table-cell>
          <table:table-cell table:style-name="ce4" table:formula="of:=[.$B$1]*[.F16]+[.$B$2]" office:value-type="float" office:value="1182.84907982173" calcext:value-type="float">
            <text:p>1182.8491</text:p>
          </table:table-cell>
          <table:table-cell table:style-name="ce4" table:formula="of:=[.$B$6]-[.B17]" office:value-type="float" office:value="317.150920178275" calcext:value-type="float">
            <text:p>317.1509</text:p>
          </table:table-cell>
          <table:table-cell table:style-name="ce4" table:formula="of:=[.$B$3]*[.C17]" office:value-type="float" office:value="4.35289637944682" calcext:value-type="float">
            <text:p>4.3529</text:p>
          </table:table-cell>
          <table:table-cell table:style-name="ce4" table:formula="of:=[.$B$4]*[.C17]*([.$B$7])+[.E16]" office:value-type="float" office:value="33.790261661056" calcext:value-type="float">
            <text:p>33.7903</text:p>
          </table:table-cell>
          <table:table-cell table:style-name="ce4" table:formula="of:=[.D17]+[.E17]" office:value-type="float" office:value="38.1431580405028" calcext:value-type="float">
            <text:p>38.1432</text:p>
          </table:table-cell>
          <table:table-cell table:number-columns-repeated="58"/>
        </table:table-row>
        <table:table-row table:style-name="ro1">
          <table:table-cell table:style-name="ce1" table:formula="of:=[.A17]+[.$B$7]" office:value-type="float" office:value="0.8" calcext:value-type="float">
            <text:p>0.8</text:p>
          </table:table-cell>
          <table:table-cell table:style-name="ce4" table:formula="of:=[.$B$1]*[.F17]+[.$B$2]" office:value-type="float" office:value="1232.5061974361" calcext:value-type="float">
            <text:p>1232.5062</text:p>
          </table:table-cell>
          <table:table-cell table:style-name="ce4" table:formula="of:=[.$B$6]-[.B18]" office:value-type="float" office:value="267.493802563905" calcext:value-type="float">
            <text:p>267.4938</text:p>
          </table:table-cell>
          <table:table-cell table:style-name="ce4" table:formula="of:=[.$B$3]*[.C18]" office:value-type="float" office:value="3.67135244018959" calcext:value-type="float">
            <text:p>3.6714</text:p>
          </table:table-cell>
          <table:table-cell table:style-name="ce4" table:formula="of:=[.$B$4]*[.C18]*([.$B$7])+[.E17]" office:value-type="float" office:value="35.9930731251698" calcext:value-type="float">
            <text:p>35.9931</text:p>
          </table:table-cell>
          <table:table-cell table:style-name="ce4" table:formula="of:=[.D18]+[.E18]" office:value-type="float" office:value="39.6644255653594" calcext:value-type="float">
            <text:p>39.6644</text:p>
          </table:table-cell>
          <table:table-cell table:number-columns-repeated="58"/>
        </table:table-row>
        <table:table-row table:style-name="ro1">
          <table:table-cell table:style-name="ce1" table:formula="of:=[.A18]+[.$B$7]" office:value-type="float" office:value="0.9" calcext:value-type="float">
            <text:p>0.9</text:p>
          </table:table-cell>
          <table:table-cell table:style-name="ce4" table:formula="of:=[.$B$1]*[.F18]+[.$B$2]" office:value-type="float" office:value="1280.45076900298" calcext:value-type="float">
            <text:p>1280.4508</text:p>
          </table:table-cell>
          <table:table-cell table:style-name="ce4" table:formula="of:=[.$B$6]-[.B19]" office:value-type="float" office:value="219.549230997021" calcext:value-type="float">
            <text:p>219.5492</text:p>
          </table:table-cell>
          <table:table-cell table:style-name="ce4" table:formula="of:=[.$B$3]*[.C19]" office:value-type="float" office:value="3.01331319543412" calcext:value-type="float">
            <text:p>3.0133</text:p>
          </table:table-cell>
          <table:table-cell table:style-name="ce4" table:formula="of:=[.$B$4]*[.C19]*([.$B$7])+[.E18]" office:value-type="float" office:value="37.8010610424302" calcext:value-type="float">
            <text:p>37.8011</text:p>
          </table:table-cell>
          <table:table-cell table:style-name="ce4" table:formula="of:=[.D19]+[.E19]" office:value-type="float" office:value="40.8143742378643" calcext:value-type="float">
            <text:p>40.8144</text:p>
          </table:table-cell>
          <table:table-cell table:number-columns-repeated="58"/>
        </table:table-row>
        <table:table-row table:style-name="ro1">
          <table:table-cell table:style-name="ce1" table:formula="of:=[.A19]+[.$B$7]" office:value-type="float" office:value="1" calcext:value-type="float">
            <text:p>1</text:p>
          </table:table-cell>
          <table:table-cell table:style-name="ce4" table:formula="of:=[.$B$1]*[.F19]+[.$B$2]" office:value-type="float" office:value="1316.69278135538" calcext:value-type="float">
            <text:p>1316.6928</text:p>
          </table:table-cell>
          <table:table-cell table:style-name="ce4" table:formula="of:=[.$B$6]-[.B20]" office:value-type="float" office:value="183.30721864462" calcext:value-type="float">
            <text:p>183.3072</text:p>
          </table:table-cell>
          <table:table-cell table:style-name="ce4" table:formula="of:=[.$B$3]*[.C20]" office:value-type="float" office:value="2.5158915758974" calcext:value-type="float">
            <text:p>2.5159</text:p>
          </table:table-cell>
          <table:table-cell table:style-name="ce4" table:formula="of:=[.$B$4]*[.C20]*([.$B$7])+[.E19]" office:value-type="float" office:value="39.3105959879687" calcext:value-type="float">
            <text:p>39.3106</text:p>
          </table:table-cell>
          <table:table-cell table:style-name="ce4" table:formula="of:=[.D20]+[.E20]" office:value-type="float" office:value="41.8264875638661" calcext:value-type="float">
            <text:p>41.8265</text:p>
          </table:table-cell>
          <table:table-cell table:number-columns-repeated="58"/>
        </table:table-row>
        <table:table-row table:style-name="ro1">
          <table:table-cell table:style-name="ce1" table:formula="of:=[.A20]+[.$B$7]" office:value-type="float" office:value="1.1" calcext:value-type="float">
            <text:p>1.1</text:p>
          </table:table-cell>
          <table:table-cell table:style-name="ce4" table:formula="of:=[.$B$1]*[.F20]+[.$B$2]" office:value-type="float" office:value="1348.59074736032" calcext:value-type="float">
            <text:p>1348.5907</text:p>
          </table:table-cell>
          <table:table-cell table:style-name="ce4" table:formula="of:=[.$B$6]-[.B21]" office:value-type="float" office:value="151.409252639684" calcext:value-type="float">
            <text:p>151.4093</text:p>
          </table:table-cell>
          <table:table-cell table:style-name="ce4" table:formula="of:=[.$B$3]*[.C21]" office:value-type="float" office:value="2.07809199247966" calcext:value-type="float">
            <text:p>2.0781</text:p>
          </table:table-cell>
          <table:table-cell table:style-name="ce4" table:formula="of:=[.$B$4]*[.C21]*([.$B$7])+[.E20]" office:value-type="float" office:value="40.5574511834565" calcext:value-type="float">
            <text:p>40.5575</text:p>
          </table:table-cell>
          <table:table-cell table:style-name="ce4" table:formula="of:=[.D21]+[.E21]" office:value-type="float" office:value="42.6355431759361" calcext:value-type="float">
            <text:p>42.6355</text:p>
          </table:table-cell>
          <table:table-cell table:number-columns-repeated="58"/>
        </table:table-row>
        <table:table-row table:style-name="ro1">
          <table:table-cell table:style-name="ce1" table:formula="of:=[.A21]+[.$B$7]" office:value-type="float" office:value="1.2" calcext:value-type="float">
            <text:p>1.2</text:p>
          </table:table-cell>
          <table:table-cell table:style-name="ce4" table:formula="of:=[.$B$1]*[.F21]+[.$B$2]" office:value-type="float" office:value="1374.08910584144" calcext:value-type="float">
            <text:p>1374.0891</text:p>
          </table:table-cell>
          <table:table-cell table:style-name="ce4" table:formula="of:=[.$B$6]-[.B22]" office:value-type="float" office:value="125.910894158562" calcext:value-type="float">
            <text:p>125.9109</text:p>
          </table:table-cell>
          <table:table-cell table:style-name="ce4" table:formula="of:=[.$B$3]*[.C22]" office:value-type="float" office:value="1.72812702232626" calcext:value-type="float">
            <text:p>1.7281</text:p>
          </table:table-cell>
          <table:table-cell table:style-name="ce4" table:formula="of:=[.$B$4]*[.C22]*([.$B$7])+[.E21]" office:value-type="float" office:value="41.5943273968522" calcext:value-type="float">
            <text:p>41.5943</text:p>
          </table:table-cell>
          <table:table-cell table:style-name="ce4" table:formula="of:=[.D22]+[.E22]" office:value-type="float" office:value="43.3224544191785" calcext:value-type="float">
            <text:p>43.3225</text:p>
          </table:table-cell>
          <table:table-cell table:number-columns-repeated="58"/>
        </table:table-row>
        <table:table-row table:style-name="ro1">
          <table:table-cell table:style-name="ce1" table:formula="of:=[.A22]+[.$B$7]" office:value-type="float" office:value="1.3" calcext:value-type="float">
            <text:p>1.3</text:p>
          </table:table-cell>
          <table:table-cell table:style-name="ce4" table:formula="of:=[.$B$1]*[.F22]+[.$B$2]" office:value-type="float" office:value="1395.73793796571" calcext:value-type="float">
            <text:p>1395.7379</text:p>
          </table:table-cell>
          <table:table-cell table:style-name="ce4" table:formula="of:=[.$B$6]-[.B23]" office:value-type="float" office:value="104.262062034287" calcext:value-type="float">
            <text:p>104.2621</text:p>
          </table:table-cell>
          <table:table-cell table:style-name="ce4" table:formula="of:=[.$B$3]*[.C23]" office:value-type="float" office:value="1.43099680142059" calcext:value-type="float">
            <text:p>1.4310</text:p>
          </table:table-cell>
          <table:table-cell table:style-name="ce4" table:formula="of:=[.$B$4]*[.C23]*([.$B$7])+[.E22]" office:value-type="float" office:value="42.4529254777046" calcext:value-type="float">
            <text:p>42.4529</text:p>
          </table:table-cell>
          <table:table-cell table:style-name="ce4" table:formula="of:=[.D23]+[.E23]" office:value-type="float" office:value="43.8839222791252" calcext:value-type="float">
            <text:p>43.8839</text:p>
          </table:table-cell>
          <table:table-cell table:number-columns-repeated="58"/>
        </table:table-row>
        <table:table-row table:style-name="ro1">
          <table:table-cell table:style-name="ce1" table:formula="of:=[.A23]+[.$B$7]" office:value-type="float" office:value="1.4" calcext:value-type="float">
            <text:p>1.4</text:p>
          </table:table-cell>
          <table:table-cell table:style-name="ce4" table:formula="of:=[.$B$1]*[.F23]+[.$B$2]" office:value-type="float" office:value="1413.43327133336" calcext:value-type="float">
            <text:p>1413.4333</text:p>
          </table:table-cell>
          <table:table-cell table:style-name="ce4" table:formula="of:=[.$B$6]-[.B24]" office:value-type="float" office:value="86.5667286666355" calcext:value-type="float">
            <text:p>86.5667</text:p>
          </table:table-cell>
          <table:table-cell table:style-name="ce4" table:formula="of:=[.$B$3]*[.C24]" office:value-type="float" office:value="1.18812835094957" calcext:value-type="float">
            <text:p>1.1881</text:p>
          </table:table-cell>
          <table:table-cell table:style-name="ce4" table:formula="of:=[.$B$4]*[.C24]*([.$B$7])+[.E23]" office:value-type="float" office:value="43.1658024882743" calcext:value-type="float">
            <text:p>43.1658</text:p>
          </table:table-cell>
          <table:table-cell table:style-name="ce4" table:formula="of:=[.D24]+[.E24]" office:value-type="float" office:value="44.3539308392239" calcext:value-type="float">
            <text:p>44.3539</text:p>
          </table:table-cell>
          <table:table-cell table:number-columns-repeated="58"/>
        </table:table-row>
        <table:table-row table:style-name="ro1">
          <table:table-cell table:style-name="ce1" table:formula="of:=[.A24]+[.$B$7]" office:value-type="float" office:value="1.5" calcext:value-type="float">
            <text:p>1.5</text:p>
          </table:table-cell>
          <table:table-cell table:style-name="ce4" table:formula="of:=[.$B$1]*[.F24]+[.$B$2]" office:value-type="float" office:value="1428.24615511515" calcext:value-type="float">
            <text:p>1428.2462</text:p>
          </table:table-cell>
          <table:table-cell table:style-name="ce4" table:formula="of:=[.$B$6]-[.B25]" office:value-type="float" office:value="71.7538448848518" calcext:value-type="float">
            <text:p>71.7538</text:p>
          </table:table-cell>
          <table:table-cell table:style-name="ce4" table:formula="of:=[.$B$3]*[.C25]" office:value-type="float" office:value="0.984821521044591" calcext:value-type="float">
            <text:p>0.9848</text:p>
          </table:table-cell>
          <table:table-cell table:style-name="ce4" table:formula="of:=[.$B$4]*[.C25]*([.$B$7])+[.E24]" office:value-type="float" office:value="43.7566954009011" calcext:value-type="float">
            <text:p>43.7567</text:p>
          </table:table-cell>
          <table:table-cell table:style-name="ce4" table:formula="of:=[.D25]+[.E25]" office:value-type="float" office:value="44.7415169219457" calcext:value-type="float">
            <text:p>44.7415</text:p>
          </table:table-cell>
          <table:table-cell table:number-columns-repeated="58"/>
        </table:table-row>
        <table:table-row table:style-name="ro1">
          <table:table-cell table:style-name="ce1" table:formula="of:=[.A25]+[.$B$7]" office:value-type="float" office:value="1.6" calcext:value-type="float">
            <text:p>1.6</text:p>
          </table:table-cell>
          <table:table-cell table:style-name="ce4" table:formula="of:=[.$B$1]*[.F25]+[.$B$2]" office:value-type="float" office:value="1440.46139561542" calcext:value-type="float">
            <text:p>1440.4614</text:p>
          </table:table-cell>
          <table:table-cell table:style-name="ce4" table:formula="of:=[.$B$6]-[.B26]" office:value-type="float" office:value="59.5386043845758" calcext:value-type="float">
            <text:p>59.5386</text:p>
          </table:table-cell>
          <table:table-cell table:style-name="ce4" table:formula="of:=[.$B$3]*[.C26]" office:value-type="float" office:value="0.817167345178303" calcext:value-type="float">
            <text:p>0.8172</text:p>
          </table:table-cell>
          <table:table-cell table:style-name="ce4" table:formula="of:=[.$B$4]*[.C26]*([.$B$7])+[.E25]" office:value-type="float" office:value="44.2469958080081" calcext:value-type="float">
            <text:p>44.2470</text:p>
          </table:table-cell>
          <table:table-cell table:style-name="ce4" table:formula="of:=[.D26]+[.E26]" office:value-type="float" office:value="45.0641631531864" calcext:value-type="float">
            <text:p>45.0642</text:p>
          </table:table-cell>
          <table:table-cell table:number-columns-repeated="58"/>
        </table:table-row>
        <table:table-row table:style-name="ro1">
          <table:table-cell table:style-name="ce1" table:formula="of:=[.A26]+[.$B$7]" office:value-type="float" office:value="1.7" calcext:value-type="float">
            <text:p>1.7</text:p>
          </table:table-cell>
          <table:table-cell table:style-name="ce4" table:formula="of:=[.$B$1]*[.F26]+[.$B$2]" office:value-type="float" office:value="1450.62997876845" calcext:value-type="float">
            <text:p>1450.6300</text:p>
          </table:table-cell>
          <table:table-cell table:style-name="ce4" table:formula="of:=[.$B$6]-[.B27]" office:value-type="float" office:value="49.370021231548" calcext:value-type="float">
            <text:p>49.3700</text:p>
          </table:table-cell>
          <table:table-cell table:style-name="ce4" table:formula="of:=[.$B$3]*[.C27]" office:value-type="float" office:value="0.677603541402996" calcext:value-type="float">
            <text:p>0.6776</text:p>
          </table:table-cell>
          <table:table-cell table:style-name="ce4" table:formula="of:=[.$B$4]*[.C27]*([.$B$7])+[.E26]" office:value-type="float" office:value="44.6535579328499" calcext:value-type="float">
            <text:p>44.6536</text:p>
          </table:table-cell>
          <table:table-cell table:style-name="ce4" table:formula="of:=[.D27]+[.E27]" office:value-type="float" office:value="45.3311614742529" calcext:value-type="float">
            <text:p>45.3312</text:p>
          </table:table-cell>
          <table:table-cell table:number-columns-repeated="58"/>
        </table:table-row>
        <table:table-row table:style-name="ro1">
          <table:table-cell table:style-name="ce1" table:formula="of:=[.A27]+[.$B$7]" office:value-type="float" office:value="1.8" calcext:value-type="float">
            <text:p>1.8</text:p>
          </table:table-cell>
          <table:table-cell table:style-name="ce4" table:formula="of:=[.$B$1]*[.F27]+[.$B$2]" office:value-type="float" office:value="1459.04475125485" calcext:value-type="float">
            <text:p>1459.0448</text:p>
          </table:table-cell>
          <table:table-cell table:style-name="ce4" table:formula="of:=[.$B$6]-[.B28]" office:value-type="float" office:value="40.9552487451522" calcext:value-type="float">
            <text:p>40.9552</text:p>
          </table:table-cell>
          <table:table-cell table:style-name="ce4" table:formula="of:=[.$B$3]*[.C28]" office:value-type="float" office:value="0.562110789027214" calcext:value-type="float">
            <text:p>0.5621</text:p>
          </table:table-cell>
          <table:table-cell table:style-name="ce4" table:formula="of:=[.$B$4]*[.C28]*([.$B$7])+[.E27]" office:value-type="float" office:value="44.9908244062662" calcext:value-type="float">
            <text:p>44.9908</text:p>
          </table:table-cell>
          <table:table-cell table:style-name="ce4" table:formula="of:=[.D28]+[.E28]" office:value-type="float" office:value="45.5529351952934" calcext:value-type="float">
            <text:p>45.5529</text:p>
          </table:table-cell>
          <table:table-cell table:number-columns-repeated="58"/>
        </table:table-row>
        <table:table-row table:style-name="ro1">
          <table:table-cell table:style-name="ce1" table:formula="of:=[.A28]+[.$B$7]" office:value-type="float" office:value="1.9" calcext:value-type="float">
            <text:p>1.9</text:p>
          </table:table-cell>
          <table:table-cell table:style-name="ce4" table:formula="of:=[.$B$1]*[.F28]+[.$B$2]" office:value-type="float" office:value="1466.03421620191" calcext:value-type="float">
            <text:p>1466.0342</text:p>
          </table:table-cell>
          <table:table-cell table:style-name="ce4" table:formula="of:=[.$B$6]-[.B29]" office:value-type="float" office:value="33.9657837980942" calcext:value-type="float">
            <text:p>33.9658</text:p>
          </table:table-cell>
          <table:table-cell table:style-name="ce4" table:formula="of:=[.$B$3]*[.C29]" office:value-type="float" office:value="0.466180382628843" calcext:value-type="float">
            <text:p>0.4662</text:p>
          </table:table-cell>
          <table:table-cell table:style-name="ce4" table:formula="of:=[.$B$4]*[.C29]*([.$B$7])+[.E28]" office:value-type="float" office:value="45.2705326358435" calcext:value-type="float">
            <text:p>45.2705</text:p>
          </table:table-cell>
          <table:table-cell table:style-name="ce4" table:formula="of:=[.D29]+[.E29]" office:value-type="float" office:value="45.7367130184723" calcext:value-type="float">
            <text:p>45.7367</text:p>
          </table:table-cell>
          <table:table-cell table:number-columns-repeated="58"/>
        </table:table-row>
        <table:table-row table:style-name="ro1">
          <table:table-cell table:style-name="ce1" table:formula="of:=[.A29]+[.$B$7]" office:value-type="float" office:value="2" calcext:value-type="float">
            <text:p>2</text:p>
          </table:table-cell>
          <table:table-cell table:style-name="ce4" table:formula="of:=[.$B$1]*[.F29]+[.$B$2]" office:value-type="float" office:value="1471.82619483278" calcext:value-type="float">
            <text:p>1471.8262</text:p>
          </table:table-cell>
          <table:table-cell table:style-name="ce4" table:formula="of:=[.$B$6]-[.B30]" office:value-type="float" office:value="28.1738051672223" calcext:value-type="float">
            <text:p>28.1738</text:p>
          </table:table-cell>
          <table:table-cell table:style-name="ce4" table:formula="of:=[.$B$3]*[.C30]" office:value-type="float" office:value="0.386685475920126" calcext:value-type="float">
            <text:p>0.3867</text:p>
          </table:table-cell>
          <table:table-cell table:style-name="ce4" table:formula="of:=[.$B$4]*[.C30]*([.$B$7])+[.E29]" office:value-type="float" office:value="45.5025439213956" calcext:value-type="float">
            <text:p>45.5025</text:p>
          </table:table-cell>
          <table:table-cell table:style-name="ce4" table:formula="of:=[.D30]+[.E30]" office:value-type="float" office:value="45.8892293973157" calcext:value-type="float">
            <text:p>45.8892</text:p>
          </table:table-cell>
          <table:table-cell table:number-columns-repeated="58"/>
        </table:table-row>
        <table:table-row table:style-name="ro1">
          <table:table-cell table:style-name="ce1" table:formula="of:=[.A30]+[.$B$7]" office:value-type="float" office:value="2.1" calcext:value-type="float">
            <text:p>2.1</text:p>
          </table:table-cell>
          <table:table-cell table:style-name="ce4" table:formula="of:=[.$B$1]*[.F30]+[.$B$2]" office:value-type="float" office:value="1476.63293153168" calcext:value-type="float">
            <text:p>1476.6329</text:p>
          </table:table-cell>
          <table:table-cell table:style-name="ce4" table:formula="of:=[.$B$6]-[.B31]" office:value-type="float" office:value="23.3670684683193" calcext:value-type="float">
            <text:p>23.3671</text:p>
          </table:table-cell>
          <table:table-cell table:style-name="ce4" table:formula="of:=[.$B$3]*[.C31]" office:value-type="float" office:value="0.320713014727682" calcext:value-type="float">
            <text:p>0.3207</text:p>
          </table:table-cell>
          <table:table-cell table:style-name="ce4" table:formula="of:=[.$B$4]*[.C31]*([.$B$7])+[.E30]" office:value-type="float" office:value="45.6949717302322" calcext:value-type="float">
            <text:p>45.6950</text:p>
          </table:table-cell>
          <table:table-cell table:style-name="ce4" table:formula="of:=[.D31]+[.E31]" office:value-type="float" office:value="46.0156847449599" calcext:value-type="float">
            <text:p>46.0157</text:p>
          </table:table-cell>
          <table:table-cell table:number-columns-repeated="58"/>
        </table:table-row>
        <table:table-row table:style-name="ro1">
          <table:table-cell table:style-name="ce1" table:formula="of:=[.A31]+[.$B$7]" office:value-type="float" office:value="2.2" calcext:value-type="float">
            <text:p>2.2</text:p>
          </table:table-cell>
          <table:table-cell table:style-name="ce4" table:formula="of:=[.$B$1]*[.F31]+[.$B$2]" office:value-type="float" office:value="1480.6183235591" calcext:value-type="float">
            <text:p>1480.6183</text:p>
          </table:table-cell>
          <table:table-cell table:style-name="ce4" table:formula="of:=[.$B$6]-[.B32]" office:value-type="float" office:value="19.3816764408962" calcext:value-type="float">
            <text:p>19.3817</text:p>
          </table:table-cell>
          <table:table-cell table:style-name="ce4" table:formula="of:=[.$B$3]*[.C32]" office:value-type="float" office:value="0.2660135091513" calcext:value-type="float">
            <text:p>0.2660</text:p>
          </table:table-cell>
          <table:table-cell table:style-name="ce4" table:formula="of:=[.$B$4]*[.C32]*([.$B$7])+[.E31]" office:value-type="float" office:value="45.854579835723" calcext:value-type="float">
            <text:p>45.8546</text:p>
          </table:table-cell>
          <table:table-cell table:style-name="ce4" table:formula="of:=[.D32]+[.E32]" office:value-type="float" office:value="46.1205933448743" calcext:value-type="float">
            <text:p>46.1206</text:p>
          </table:table-cell>
          <table:table-cell table:number-columns-repeated="58"/>
        </table:table-row>
        <table:table-row table:style-name="ro1">
          <table:table-cell table:style-name="ce1" table:formula="of:=[.A32]+[.$B$7]" office:value-type="float" office:value="2.3" calcext:value-type="float">
            <text:p>2.3</text:p>
          </table:table-cell>
          <table:table-cell table:style-name="ce4" table:formula="of:=[.$B$1]*[.F32]+[.$B$2]" office:value-type="float" office:value="1483.92464397573" calcext:value-type="float">
            <text:p>1483.9246</text:p>
          </table:table-cell>
          <table:table-cell table:style-name="ce4" table:formula="of:=[.$B$6]-[.B33]" office:value-type="float" office:value="16.0753560242738" calcext:value-type="float">
            <text:p>16.0754</text:p>
          </table:table-cell>
          <table:table-cell table:style-name="ce4" table:formula="of:=[.$B$3]*[.C33]" office:value-type="float" office:value="0.220634261433158" calcext:value-type="float">
            <text:p>0.2206</text:p>
          </table:table-cell>
          <table:table-cell table:style-name="ce4" table:formula="of:=[.$B$4]*[.C33]*([.$B$7])+[.E32]" office:value-type="float" office:value="45.9869603925829" calcext:value-type="float">
            <text:p>45.9870</text:p>
          </table:table-cell>
          <table:table-cell table:style-name="ce4" table:formula="of:=[.D33]+[.E33]" office:value-type="float" office:value="46.207594654016" calcext:value-type="float">
            <text:p>46.2076</text:p>
          </table:table-cell>
          <table:table-cell table:number-columns-repeated="58"/>
        </table:table-row>
        <table:table-row table:style-name="ro1">
          <table:table-cell table:style-name="ce1" table:formula="of:=[.A33]+[.$B$7]" office:value-type="float" office:value="2.4" calcext:value-type="float">
            <text:p>2.4</text:p>
          </table:table-cell>
          <table:table-cell table:style-name="ce4" table:formula="of:=[.$B$1]*[.F33]+[.$B$2]" office:value-type="float" office:value="1486.6665946349" calcext:value-type="float">
            <text:p>1486.6666</text:p>
          </table:table-cell>
          <table:table-cell table:style-name="ce4" table:formula="of:=[.$B$6]-[.B34]" office:value-type="float" office:value="13.3334053651008" calcext:value-type="float">
            <text:p>13.3334</text:p>
          </table:table-cell>
          <table:table-cell table:style-name="ce4" table:formula="of:=[.$B$3]*[.C34]" office:value-type="float" office:value="0.183000988636009" calcext:value-type="float">
            <text:p>0.1830</text:p>
          </table:table-cell>
          <table:table-cell table:style-name="ce4" table:formula="of:=[.$B$4]*[.C34]*([.$B$7])+[.E33]" office:value-type="float" office:value="46.0967609857645" calcext:value-type="float">
            <text:p>46.0968</text:p>
          </table:table-cell>
          <table:table-cell table:style-name="ce4" table:formula="of:=[.D34]+[.E34]" office:value-type="float" office:value="46.2797619744005" calcext:value-type="float">
            <text:p>46.2798</text:p>
          </table:table-cell>
          <table:table-cell table:number-columns-repeated="58"/>
        </table:table-row>
        <table:table-row table:style-name="ro1">
          <table:table-cell table:style-name="ce1" table:formula="of:=[.A34]+[.$B$7]" office:value-type="float" office:value="2.5" calcext:value-type="float">
            <text:p>2.5</text:p>
          </table:table-cell>
          <table:table-cell table:style-name="ce4" table:formula="of:=[.$B$1]*[.F34]+[.$B$2]" office:value-type="float" office:value="1488.9410343376" calcext:value-type="float">
            <text:p>1488.9410</text:p>
          </table:table-cell>
          <table:table-cell table:style-name="ce4" table:formula="of:=[.$B$6]-[.B35]" office:value-type="float" office:value="11.0589656623999" calcext:value-type="float">
            <text:p>11.0590</text:p>
          </table:table-cell>
          <table:table-cell table:style-name="ce4" table:formula="of:=[.$B$3]*[.C35]" office:value-type="float" office:value="0.151784303716439" calcext:value-type="float">
            <text:p>0.1518</text:p>
          </table:table-cell>
          <table:table-cell table:style-name="ce4" table:formula="of:=[.$B$4]*[.C35]*([.$B$7])+[.E34]" office:value-type="float" office:value="46.1878315679943" calcext:value-type="float">
            <text:p>46.1878</text:p>
          </table:table-cell>
          <table:table-cell table:style-name="ce4" table:formula="of:=[.D35]+[.E35]" office:value-type="float" office:value="46.3396158717108" calcext:value-type="float">
            <text:p>46.3396</text:p>
          </table:table-cell>
          <table:table-cell table:number-columns-repeated="58"/>
        </table:table-row>
        <table:table-row table:style-name="ro1">
          <table:table-cell table:style-name="ce1" table:formula="of:=[.A35]+[.$B$7]" office:value-type="float" office:value="2.6" calcext:value-type="float">
            <text:p>2.6</text:p>
          </table:table-cell>
          <table:table-cell table:style-name="ce4" table:formula="of:=[.$B$1]*[.F35]+[.$B$2]" office:value-type="float" office:value="1490.82740173601" calcext:value-type="float">
            <text:p>1490.8274</text:p>
          </table:table-cell>
          <table:table-cell table:style-name="ce4" table:formula="of:=[.$B$6]-[.B36]" office:value-type="float" office:value="9.17259826398958" calcext:value-type="float">
            <text:p>9.1726</text:p>
          </table:table-cell>
          <table:table-cell table:style-name="ce4" table:formula="of:=[.$B$3]*[.C36]" office:value-type="float" office:value="0.125893911173257" calcext:value-type="float">
            <text:p>0.1259</text:p>
          </table:table-cell>
          <table:table-cell table:style-name="ce4" table:formula="of:=[.$B$4]*[.C36]*([.$B$7])+[.E35]" office:value-type="float" office:value="46.2633679146983" calcext:value-type="float">
            <text:p>46.2634</text:p>
          </table:table-cell>
          <table:table-cell table:style-name="ce4" table:formula="of:=[.D36]+[.E36]" office:value-type="float" office:value="46.3892618258715" calcext:value-type="float">
            <text:p>46.3893</text:p>
          </table:table-cell>
          <table:table-cell table:number-columns-repeated="58"/>
        </table:table-row>
        <table:table-row table:style-name="ro1">
          <table:table-cell table:style-name="ce1" table:formula="of:=[.A36]+[.$B$7]" office:value-type="float" office:value="2.7" calcext:value-type="float">
            <text:p>2.7</text:p>
          </table:table-cell>
          <table:table-cell table:style-name="ce4" table:formula="of:=[.$B$1]*[.F36]+[.$B$2]" office:value-type="float" office:value="1492.39205355653" calcext:value-type="float">
            <text:p>1492.3921</text:p>
          </table:table-cell>
          <table:table-cell table:style-name="ce4" table:formula="of:=[.$B$6]-[.B37]" office:value-type="float" office:value="7.60794644346765" calcext:value-type="float">
            <text:p>7.6079</text:p>
          </table:table-cell>
          <table:table-cell table:style-name="ce4" table:formula="of:=[.$B$3]*[.C37]" office:value-type="float" office:value="0.104419064936594" calcext:value-type="float">
            <text:p>0.1044</text:p>
          </table:table-cell>
          <table:table-cell table:style-name="ce4" table:formula="of:=[.$B$4]*[.C37]*([.$B$7])+[.E36]" office:value-type="float" office:value="46.3260193536602" calcext:value-type="float">
            <text:p>46.3260</text:p>
          </table:table-cell>
          <table:table-cell table:style-name="ce4" table:formula="of:=[.D37]+[.E37]" office:value-type="float" office:value="46.4304384185968" calcext:value-type="float">
            <text:p>46.4304</text:p>
          </table:table-cell>
          <table:table-cell table:number-columns-repeated="58"/>
        </table:table-row>
        <table:table-row table:style-name="ro1">
          <table:table-cell table:style-name="ce1" table:formula="of:=[.A37]+[.$B$7]" office:value-type="float" office:value="2.8" calcext:value-type="float">
            <text:p>2.8</text:p>
          </table:table-cell>
          <table:table-cell table:style-name="ce4" table:formula="of:=[.$B$1]*[.F37]+[.$B$2]" office:value-type="float" office:value="1493.68978328818" calcext:value-type="float">
            <text:p>1493.6898</text:p>
          </table:table-cell>
          <table:table-cell table:style-name="ce4" table:formula="of:=[.$B$6]-[.B38]" office:value-type="float" office:value="6.31021671181884" calcext:value-type="float">
            <text:p>6.3102</text:p>
          </table:table-cell>
          <table:table-cell table:style-name="ce4" table:formula="of:=[.$B$3]*[.C38]" office:value-type="float" office:value="0.0866077243697136" calcext:value-type="float">
            <text:p>0.0866</text:p>
          </table:table-cell>
          <table:table-cell table:style-name="ce4" table:formula="of:=[.$B$4]*[.C38]*([.$B$7])+[.E37]" office:value-type="float" office:value="46.3779839882821" calcext:value-type="float">
            <text:p>46.3780</text:p>
          </table:table-cell>
          <table:table-cell table:style-name="ce4" table:formula="of:=[.D38]+[.E38]" office:value-type="float" office:value="46.4645917126518" calcext:value-type="float">
            <text:p>46.4646</text:p>
          </table:table-cell>
          <table:table-cell table:number-columns-repeated="58"/>
        </table:table-row>
        <table:table-row table:style-name="ro1">
          <table:table-cell table:style-name="ce1" table:formula="of:=[.A38]+[.$B$7]" office:value-type="float" office:value="2.9" calcext:value-type="float">
            <text:p>2.9</text:p>
          </table:table-cell>
          <table:table-cell table:style-name="ce4" table:formula="of:=[.$B$1]*[.F38]+[.$B$2]" office:value-type="float" office:value="1494.76616533428" calcext:value-type="float">
            <text:p>1494.7662</text:p>
          </table:table-cell>
          <table:table-cell table:style-name="ce4" table:formula="of:=[.$B$6]-[.B39]" office:value-type="float" office:value="5.23383466572432" calcext:value-type="float">
            <text:p>5.2338</text:p>
          </table:table-cell>
          <table:table-cell table:style-name="ce4" table:formula="of:=[.$B$3]*[.C39]" office:value-type="float" office:value="0.0718343807870662" calcext:value-type="float">
            <text:p>0.0718</text:p>
          </table:table-cell>
          <table:table-cell table:style-name="ce4" table:formula="of:=[.$B$4]*[.C39]*([.$B$7])+[.E38]" office:value-type="float" office:value="46.4210846167543" calcext:value-type="float">
            <text:p>46.4211</text:p>
          </table:table-cell>
          <table:table-cell table:style-name="ce4" table:formula="of:=[.D39]+[.E39]" office:value-type="float" office:value="46.4929189975414" calcext:value-type="float">
            <text:p>46.4929</text:p>
          </table:table-cell>
          <table:table-cell table:number-columns-repeated="58"/>
        </table:table-row>
        <table:table-row table:style-name="ro1">
          <table:table-cell table:style-name="ce1" table:formula="of:=[.A39]+[.$B$7]" office:value-type="float" office:value="3" calcext:value-type="float">
            <text:p>3</text:p>
          </table:table-cell>
          <table:table-cell table:style-name="ce4" table:formula="of:=[.$B$1]*[.F39]+[.$B$2]" office:value-type="float" office:value="1495.65893371031" calcext:value-type="float">
            <text:p>1495.6589</text:p>
          </table:table-cell>
          <table:table-cell table:style-name="ce4" table:formula="of:=[.$B$6]-[.B40]" office:value-type="float" office:value="4.34106628968698" calcext:value-type="float">
            <text:p>4.3411</text:p>
          </table:table-cell>
          <table:table-cell table:style-name="ce4" table:formula="of:=[.$B$3]*[.C40]" office:value-type="float" office:value="0.0595811348259538" calcext:value-type="float">
            <text:p>0.0596</text:p>
          </table:table-cell>
          <table:table-cell table:style-name="ce4" table:formula="of:=[.$B$4]*[.C40]*([.$B$7])+[.E39]" office:value-type="float" office:value="46.4568332976499" calcext:value-type="float">
            <text:p>46.4568</text:p>
          </table:table-cell>
          <table:table-cell table:style-name="ce4" table:formula="of:=[.D40]+[.E40]" office:value-type="float" office:value="46.5164144324758" calcext:value-type="float">
            <text:p>46.5164</text:p>
          </table:table-cell>
          <table:table-cell table:number-columns-repeated="58"/>
        </table:table-row>
        <table:table-row table:style-name="ro1">
          <table:table-cell table:style-name="ce1" table:formula="of:=[.A40]+[.$B$7]" office:value-type="float" office:value="3.1" calcext:value-type="float">
            <text:p>3.1</text:p>
          </table:table-cell>
          <table:table-cell table:style-name="ce4" table:formula="of:=[.$B$1]*[.F40]+[.$B$2]" office:value-type="float" office:value="1496.39942053679" calcext:value-type="float">
            <text:p>1496.3994</text:p>
          </table:table-cell>
          <table:table-cell table:style-name="ce4" table:formula="of:=[.$B$6]-[.B41]" office:value-type="float" office:value="3.60057946320558" calcext:value-type="float">
            <text:p>3.6006</text:p>
          </table:table-cell>
          <table:table-cell table:style-name="ce4" table:formula="of:=[.$B$3]*[.C41]" office:value-type="float" office:value="0.0494179531324965" calcext:value-type="float">
            <text:p>0.0494</text:p>
          </table:table-cell>
          <table:table-cell table:style-name="ce4" table:formula="of:=[.$B$4]*[.C41]*([.$B$7])+[.E40]" office:value-type="float" office:value="46.4864840695294" calcext:value-type="float">
            <text:p>46.4865</text:p>
          </table:table-cell>
          <table:table-cell table:style-name="ce4" table:formula="of:=[.D41]+[.E41]" office:value-type="float" office:value="46.5359020226619" calcext:value-type="float">
            <text:p>46.5359</text:p>
          </table:table-cell>
          <table:table-cell table:number-columns-repeated="58"/>
        </table:table-row>
        <table:table-row table:style-name="ro1">
          <table:table-cell table:style-name="ce1" table:formula="of:=[.A41]+[.$B$7]" office:value-type="float" office:value="3.2" calcext:value-type="float">
            <text:p>3.2</text:p>
          </table:table-cell>
          <table:table-cell table:style-name="ce4" table:formula="of:=[.$B$1]*[.F41]+[.$B$2]" office:value-type="float" office:value="1497.01359532662" calcext:value-type="float">
            <text:p>1497.0136</text:p>
          </table:table-cell>
          <table:table-cell table:style-name="ce4" table:formula="of:=[.$B$6]-[.B42]" office:value-type="float" office:value="2.98640467338441" calcext:value-type="float">
            <text:p>2.9864</text:p>
          </table:table-cell>
          <table:table-cell table:style-name="ce4" table:formula="of:=[.$B$3]*[.C42]" office:value-type="float" office:value="0.0409884041422011" calcext:value-type="float">
            <text:p>0.0410</text:p>
          </table:table-cell>
          <table:table-cell table:style-name="ce4" table:formula="of:=[.$B$4]*[.C42]*([.$B$7])+[.E41]" office:value-type="float" office:value="46.5110771120147" calcext:value-type="float">
            <text:p>46.5111</text:p>
          </table:table-cell>
          <table:table-cell table:style-name="ce4" table:formula="of:=[.D42]+[.E42]" office:value-type="float" office:value="46.5520655161569" calcext:value-type="float">
            <text:p>46.5521</text:p>
          </table:table-cell>
          <table:table-cell table:number-columns-repeated="58"/>
        </table:table-row>
        <table:table-row table:style-name="ro1">
          <table:table-cell table:style-name="ce1" table:formula="of:=[.A42]+[.$B$7]" office:value-type="float" office:value="3.3" calcext:value-type="float">
            <text:p>3.3</text:p>
          </table:table-cell>
          <table:table-cell table:style-name="ce4" table:formula="of:=[.$B$1]*[.F42]+[.$B$2]" office:value-type="float" office:value="1497.5230072203" calcext:value-type="float">
            <text:p>1497.5230</text:p>
          </table:table-cell>
          <table:table-cell table:style-name="ce4" table:formula="of:=[.$B$6]-[.B43]" office:value-type="float" office:value="2.47699277969627" calcext:value-type="float">
            <text:p>2.4770</text:p>
          </table:table-cell>
          <table:table-cell table:style-name="ce4" table:formula="of:=[.$B$3]*[.C43]" office:value-type="float" office:value="0.0339967259013314" calcext:value-type="float">
            <text:p>0.0340</text:p>
          </table:table-cell>
          <table:table-cell table:style-name="ce4" table:formula="of:=[.$B$4]*[.C43]*([.$B$7])+[.E42]" office:value-type="float" office:value="46.5314751475555" calcext:value-type="float">
            <text:p>46.5315</text:p>
          </table:table-cell>
          <table:table-cell table:style-name="ce4" table:formula="of:=[.D43]+[.E43]" office:value-type="float" office:value="46.5654718734568" calcext:value-type="float">
            <text:p>46.5655</text:p>
          </table:table-cell>
          <table:table-cell table:number-columns-repeated="58"/>
        </table:table-row>
        <table:table-row table:style-name="ro1">
          <table:table-cell table:style-name="ce1" table:formula="of:=[.A43]+[.$B$7]" office:value-type="float" office:value="3.4" calcext:value-type="float">
            <text:p>3.4</text:p>
          </table:table-cell>
          <table:table-cell table:style-name="ce4" table:formula="of:=[.$B$1]*[.F43]+[.$B$2]" office:value-type="float" office:value="1497.94552465824" calcext:value-type="float">
            <text:p>1497.9455</text:p>
          </table:table-cell>
          <table:table-cell table:style-name="ce4" table:formula="of:=[.$B$6]-[.B44]" office:value-type="float" office:value="2.05447534176028" calcext:value-type="float">
            <text:p>2.0545</text:p>
          </table:table-cell>
          <table:table-cell table:style-name="ce4" table:formula="of:=[.$B$3]*[.C44]" office:value-type="float" office:value="0.0281976740656598" calcext:value-type="float">
            <text:p>0.0282</text:p>
          </table:table-cell>
          <table:table-cell table:style-name="ce4" table:formula="of:=[.$B$4]*[.C44]*([.$B$7])+[.E43]" office:value-type="float" office:value="46.5483937519949" calcext:value-type="float">
            <text:p>46.5484</text:p>
          </table:table-cell>
          <table:table-cell table:style-name="ce4" table:formula="of:=[.D44]+[.E44]" office:value-type="float" office:value="46.5765914260605" calcext:value-type="float">
            <text:p>46.5766</text:p>
          </table:table-cell>
          <table:table-cell table:number-columns-repeated="58"/>
        </table:table-row>
        <table:table-row table:style-name="ro1">
          <table:table-cell table:style-name="ce1" table:formula="of:=[.A44]+[.$B$7]" office:value-type="float" office:value="3.5" calcext:value-type="float">
            <text:p>3.5</text:p>
          </table:table-cell>
          <table:table-cell table:style-name="ce4" table:formula="of:=[.$B$1]*[.F44]+[.$B$2]" office:value-type="float" office:value="1498.29597070201" calcext:value-type="float">
            <text:p>1498.2960</text:p>
          </table:table-cell>
          <table:table-cell table:style-name="ce4" table:formula="of:=[.$B$6]-[.B45]" office:value-type="float" office:value="1.70402929799093" calcext:value-type="float">
            <text:p>1.7040</text:p>
          </table:table-cell>
          <table:table-cell table:style-name="ce4" table:formula="of:=[.$B$3]*[.C45]" office:value-type="float" office:value="0.0233878021149255" calcext:value-type="float">
            <text:p>0.0234</text:p>
          </table:table-cell>
          <table:table-cell table:style-name="ce4" table:formula="of:=[.$B$4]*[.C45]*([.$B$7])+[.E44]" office:value-type="float" office:value="46.5624264332638" calcext:value-type="float">
            <text:p>46.5624</text:p>
          </table:table-cell>
          <table:table-cell table:style-name="ce4" table:formula="of:=[.D45]+[.E45]" office:value-type="float" office:value="46.5858142353788" calcext:value-type="float">
            <text:p>46.5858</text:p>
          </table:table-cell>
          <table:table-cell table:number-columns-repeated="58"/>
        </table:table-row>
        <table:table-row table:style-name="ro1">
          <table:table-cell table:style-name="ce1" table:formula="of:=[.A45]+[.$B$7]" office:value-type="float" office:value="3.6" calcext:value-type="float">
            <text:p>3.6</text:p>
          </table:table-cell>
          <table:table-cell table:style-name="ce4" table:formula="of:=[.$B$1]*[.F45]+[.$B$2]" office:value-type="float" office:value="1498.58663860504" calcext:value-type="float">
            <text:p>1498.5866</text:p>
          </table:table-cell>
          <table:table-cell table:style-name="ce4" table:formula="of:=[.$B$6]-[.B46]" office:value-type="float" office:value="1.41336139495593" calcext:value-type="float">
            <text:p>1.4134</text:p>
          </table:table-cell>
          <table:table-cell table:style-name="ce4" table:formula="of:=[.$B$3]*[.C46]" office:value-type="float" office:value="0.0193983851457701" calcext:value-type="float">
            <text:p>0.0194</text:p>
          </table:table-cell>
          <table:table-cell table:style-name="ce4" table:formula="of:=[.$B$4]*[.C46]*([.$B$7])+[.E45]" office:value-type="float" office:value="46.5740654643513" calcext:value-type="float">
            <text:p>46.5741</text:p>
          </table:table-cell>
          <table:table-cell table:style-name="ce4" table:formula="of:=[.D46]+[.E46]" office:value-type="float" office:value="46.5934638494971" calcext:value-type="float">
            <text:p>46.5935</text:p>
          </table:table-cell>
          <table:table-cell table:number-columns-repeated="58"/>
        </table:table-row>
        <table:table-row table:style-name="ro1">
          <table:table-cell table:style-name="ce1" table:formula="of:=[.A46]+[.$B$7]" office:value-type="float" office:value="3.7" calcext:value-type="float">
            <text:p>3.7</text:p>
          </table:table-cell>
          <table:table-cell table:style-name="ce4" table:formula="of:=[.$B$1]*[.F46]+[.$B$2]" office:value-type="float" office:value="1498.82772537352" calcext:value-type="float">
            <text:p>1498.8277</text:p>
          </table:table-cell>
          <table:table-cell table:style-name="ce4" table:formula="of:=[.$B$6]-[.B47]" office:value-type="float" office:value="1.17227462648043" calcext:value-type="float">
            <text:p>1.1723</text:p>
          </table:table-cell>
          <table:table-cell table:style-name="ce4" table:formula="of:=[.$B$3]*[.C47]" office:value-type="float" office:value="0.0160894692484439" calcext:value-type="float">
            <text:p>0.0161</text:p>
          </table:table-cell>
          <table:table-cell table:style-name="ce4" table:formula="of:=[.$B$4]*[.C47]*([.$B$7])+[.E46]" office:value-type="float" office:value="46.5837191459004" calcext:value-type="float">
            <text:p>46.5837</text:p>
          </table:table-cell>
          <table:table-cell table:style-name="ce4" table:formula="of:=[.D47]+[.E47]" office:value-type="float" office:value="46.5998086151488" calcext:value-type="float">
            <text:p>46.5998</text:p>
          </table:table-cell>
          <table:table-cell table:number-columns-repeated="58"/>
        </table:table-row>
        <table:table-row table:style-name="ro1">
          <table:table-cell table:style-name="ce1" table:formula="of:=[.A47]+[.$B$7]" office:value-type="float" office:value="3.8" calcext:value-type="float">
            <text:p>3.8</text:p>
          </table:table-cell>
          <table:table-cell table:style-name="ce4" table:formula="of:=[.$B$1]*[.F47]+[.$B$2]" office:value-type="float" office:value="1499.02768827675" calcext:value-type="float">
            <text:p>1499.0277</text:p>
          </table:table-cell>
          <table:table-cell table:style-name="ce4" table:formula="of:=[.$B$6]-[.B48]" office:value-type="float" office:value="0.972311723247003" calcext:value-type="float">
            <text:p>0.9723</text:p>
          </table:table-cell>
          <table:table-cell table:style-name="ce4" table:formula="of:=[.$B$3]*[.C48]" office:value-type="float" office:value="0.0133449784015651" calcext:value-type="float">
            <text:p>0.0133</text:p>
          </table:table-cell>
          <table:table-cell table:style-name="ce4" table:formula="of:=[.$B$4]*[.C48]*([.$B$7])+[.E47]" office:value-type="float" office:value="46.5917261329413" calcext:value-type="float">
            <text:p>46.5917</text:p>
          </table:table-cell>
          <table:table-cell table:style-name="ce4" table:formula="of:=[.D48]+[.E48]" office:value-type="float" office:value="46.6050711113429" calcext:value-type="float">
            <text:p>46.6051</text:p>
          </table:table-cell>
          <table:table-cell table:number-columns-repeated="58"/>
        </table:table-row>
        <table:table-row table:style-name="ro1">
          <table:table-cell table:style-name="ce1" table:formula="of:=[.A48]+[.$B$7]" office:value-type="float" office:value="3.9" calcext:value-type="float">
            <text:p>3.9</text:p>
          </table:table-cell>
          <table:table-cell table:style-name="ce4" table:formula="of:=[.$B$1]*[.F48]+[.$B$2]" office:value-type="float" office:value="1499.1935421593" calcext:value-type="float">
            <text:p>1499.1935</text:p>
          </table:table-cell>
          <table:table-cell table:style-name="ce4" table:formula="of:=[.$B$6]-[.B49]" office:value-type="float" office:value="0.806457840695884" calcext:value-type="float">
            <text:p>0.8065</text:p>
          </table:table-cell>
          <table:table-cell table:style-name="ce4" table:formula="of:=[.$B$3]*[.C49]" office:value-type="float" office:value="0.011068633863551" calcext:value-type="float">
            <text:p>0.0111</text:p>
          </table:table-cell>
          <table:table-cell table:style-name="ce4" table:formula="of:=[.$B$4]*[.C49]*([.$B$7])+[.E48]" office:value-type="float" office:value="46.5983673132594" calcext:value-type="float">
            <text:p>46.5984</text:p>
          </table:table-cell>
          <table:table-cell table:style-name="ce4" table:formula="of:=[.D49]+[.E49]" office:value-type="float" office:value="46.609435947123" calcext:value-type="float">
            <text:p>46.6094</text:p>
          </table:table-cell>
          <table:table-cell table:number-columns-repeated="58"/>
        </table:table-row>
        <table:table-row table:style-name="ro1">
          <table:table-cell table:style-name="ce1" table:formula="of:=[.A49]+[.$B$7]" office:value-type="float" office:value="4" calcext:value-type="float">
            <text:p>4</text:p>
          </table:table-cell>
          <table:table-cell table:style-name="ce4" table:formula="of:=[.$B$1]*[.F49]+[.$B$2]" office:value-type="float" office:value="1499.33110519672" calcext:value-type="float">
            <text:p>1499.3311</text:p>
          </table:table-cell>
          <table:table-cell table:style-name="ce4" table:formula="of:=[.$B$6]-[.B50]" office:value-type="float" office:value="0.668894803282456" calcext:value-type="float">
            <text:p>0.6689</text:p>
          </table:table-cell>
          <table:table-cell table:style-name="ce4" table:formula="of:=[.$B$3]*[.C50]" office:value-type="float" office:value="0.0091805811750517" calcext:value-type="float">
            <text:p>0.0092</text:p>
          </table:table-cell>
          <table:table-cell table:style-name="ce4" table:formula="of:=[.$B$4]*[.C50]*([.$B$7])+[.E49]" office:value-type="float" office:value="46.6038756619645" calcext:value-type="float">
            <text:p>46.6039</text:p>
          </table:table-cell>
          <table:table-cell table:style-name="ce4" table:formula="of:=[.D50]+[.E50]" office:value-type="float" office:value="46.6130562431395" calcext:value-type="float">
            <text:p>46.6131</text:p>
          </table:table-cell>
          <table:table-cell table:number-columns-repeated="58"/>
        </table:table-row>
        <table:table-row table:style-name="ro1">
          <table:table-cell table:style-name="ce1" table:formula="of:=[.A50]+[.$B$7]" office:value-type="float" office:value="4.1" calcext:value-type="float">
            <text:p>4.1</text:p>
          </table:table-cell>
          <table:table-cell table:style-name="ce4" table:formula="of:=[.$B$1]*[.F50]+[.$B$2]" office:value-type="float" office:value="1499.44520317003" calcext:value-type="float">
            <text:p>1499.4452</text:p>
          </table:table-cell>
          <table:table-cell table:style-name="ce4" table:formula="of:=[.$B$6]-[.B51]" office:value-type="float" office:value="0.554796829966335" calcext:value-type="float">
            <text:p>0.5548</text:p>
          </table:table-cell>
          <table:table-cell table:style-name="ce4" table:formula="of:=[.$B$3]*[.C51]" office:value-type="float" office:value="0.00761458649128795" calcext:value-type="float">
            <text:p>0.0076</text:p>
          </table:table-cell>
          <table:table-cell table:style-name="ce4" table:formula="of:=[.$B$4]*[.C51]*([.$B$7])+[.E50]" office:value-type="float" office:value="46.6084444138592" calcext:value-type="float">
            <text:p>46.6084</text:p>
          </table:table-cell>
          <table:table-cell table:style-name="ce4" table:formula="of:=[.D51]+[.E51]" office:value-type="float" office:value="46.6160590003505" calcext:value-type="float">
            <text:p>46.6161</text:p>
          </table:table-cell>
          <table:table-cell table:number-columns-repeated="58"/>
        </table:table-row>
        <table:table-row table:style-name="ro1">
          <table:table-cell table:style-name="ce1" table:formula="of:=[.A51]+[.$B$7]" office:value-type="float" office:value="4.2" calcext:value-type="float">
            <text:p>4.2</text:p>
          </table:table-cell>
          <table:table-cell table:style-name="ce4" table:formula="of:=[.$B$1]*[.F51]+[.$B$2]" office:value-type="float" office:value="1499.53983866685" calcext:value-type="float">
            <text:p>1499.5398</text:p>
          </table:table-cell>
          <table:table-cell table:style-name="ce4" table:formula="of:=[.$B$6]-[.B52]" office:value-type="float" office:value="0.460161333152882" calcext:value-type="float">
            <text:p>0.4602</text:p>
          </table:table-cell>
          <table:table-cell table:style-name="ce4" table:formula="of:=[.$B$3]*[.C52]" office:value-type="float" office:value="0.00631571429752331" calcext:value-type="float">
            <text:p>0.0063</text:p>
          </table:table-cell>
          <table:table-cell table:style-name="ce4" table:formula="of:=[.$B$4]*[.C52]*([.$B$7])+[.E51]" office:value-type="float" office:value="46.6122338424378" calcext:value-type="float">
            <text:p>46.6122</text:p>
          </table:table-cell>
          <table:table-cell table:style-name="ce4" table:formula="of:=[.D52]+[.E52]" office:value-type="float" office:value="46.6185495567353" calcext:value-type="float">
            <text:p>46.6185</text:p>
          </table:table-cell>
          <table:table-cell table:number-columns-repeated="58"/>
        </table:table-row>
        <table:table-row table:style-name="ro1">
          <table:table-cell table:style-name="ce1" table:formula="of:=[.A52]+[.$B$7]" office:value-type="float" office:value="4.3" calcext:value-type="float">
            <text:p>4.3</text:p>
          </table:table-cell>
          <table:table-cell table:style-name="ce4" table:formula="of:=[.$B$1]*[.F52]+[.$B$2]" office:value-type="float" office:value="1499.61833153998" calcext:value-type="float">
            <text:p>1499.6183</text:p>
          </table:table-cell>
          <table:table-cell table:style-name="ce4" table:formula="of:=[.$B$6]-[.B53]" office:value-type="float" office:value="0.381668460019682" calcext:value-type="float">
            <text:p>0.3817</text:p>
          </table:table-cell>
          <table:table-cell table:style-name="ce4" table:formula="of:=[.$B$3]*[.C53]" office:value-type="float" office:value="0.00523839961377014" calcext:value-type="float">
            <text:p>0.0052</text:p>
          </table:table-cell>
          <table:table-cell table:style-name="ce4" table:formula="of:=[.$B$4]*[.C53]*([.$B$7])+[.E52]" office:value-type="float" office:value="46.615376882206" calcext:value-type="float">
            <text:p>46.6154</text:p>
          </table:table-cell>
          <table:table-cell table:style-name="ce4" table:formula="of:=[.D53]+[.E53]" office:value-type="float" office:value="46.6206152818198" calcext:value-type="float">
            <text:p>46.6206</text:p>
          </table:table-cell>
          <table:table-cell table:number-columns-repeated="58"/>
        </table:table-row>
        <table:table-row table:style-name="ro1">
          <table:table-cell table:style-name="ce1" table:formula="of:=[.A53]+[.$B$7]" office:value-type="float" office:value="4.4" calcext:value-type="float">
            <text:p>4.4</text:p>
          </table:table-cell>
          <table:table-cell table:style-name="ce4" table:formula="of:=[.$B$1]*[.F53]+[.$B$2]" office:value-type="float" office:value="1499.68343534489" calcext:value-type="float">
            <text:p>1499.6834</text:p>
          </table:table-cell>
          <table:table-cell table:style-name="ce4" table:formula="of:=[.$B$6]-[.B54]" office:value-type="float" office:value="0.316564655111279" calcext:value-type="float">
            <text:p>0.3166</text:p>
          </table:table-cell>
          <table:table-cell table:style-name="ce4" table:formula="of:=[.$B$3]*[.C54]" office:value-type="float" office:value="0.0043448498914023" calcext:value-type="float">
            <text:p>0.0043</text:p>
          </table:table-cell>
          <table:table-cell table:style-name="ce4" table:formula="of:=[.$B$4]*[.C54]*([.$B$7])+[.E53]" office:value-type="float" office:value="46.6179837921409" calcext:value-type="float">
            <text:p>46.6180</text:p>
          </table:table-cell>
          <table:table-cell table:style-name="ce4" table:formula="of:=[.D54]+[.E54]" office:value-type="float" office:value="46.6223286420323" calcext:value-type="float">
            <text:p>46.6223</text:p>
          </table:table-cell>
          <table:table-cell table:number-columns-repeated="58"/>
        </table:table-row>
        <table:table-row table:style-name="ro1">
          <table:table-cell table:style-name="ce1" table:formula="of:=[.A54]+[.$B$7]" office:value-type="float" office:value="4.5" calcext:value-type="float">
            <text:p>4.5</text:p>
          </table:table-cell>
          <table:table-cell table:style-name="ce4" table:formula="of:=[.$B$1]*[.F54]+[.$B$2]" office:value-type="float" office:value="1499.73743394802" calcext:value-type="float">
            <text:p>1499.7374</text:p>
          </table:table-cell>
          <table:table-cell table:style-name="ce4" table:formula="of:=[.$B$6]-[.B55]" office:value-type="float" office:value="0.262566051982958" calcext:value-type="float">
            <text:p>0.2626</text:p>
          </table:table-cell>
          <table:table-cell table:style-name="ce4" table:formula="of:=[.$B$3]*[.C55]" office:value-type="float" office:value="0.0036037190634661" calcext:value-type="float">
            <text:p>0.0036</text:p>
          </table:table-cell>
          <table:table-cell table:style-name="ce4" table:formula="of:=[.$B$4]*[.C55]*([.$B$7])+[.E54]" office:value-type="float" office:value="46.6201460235789" calcext:value-type="float">
            <text:p>46.6201</text:p>
          </table:table-cell>
          <table:table-cell table:style-name="ce4" table:formula="of:=[.D55]+[.E55]" office:value-type="float" office:value="46.6237497426424" calcext:value-type="float">
            <text:p>46.6237</text:p>
          </table:table-cell>
          <table:table-cell table:number-columns-repeated="58"/>
        </table:table-row>
        <table:table-row table:style-name="ro1">
          <table:table-cell table:style-name="ce1" table:formula="of:=[.A55]+[.$B$7]" office:value-type="float" office:value="4.6" calcext:value-type="float">
            <text:p>4.6</text:p>
          </table:table-cell>
          <table:table-cell table:style-name="ce4" table:formula="of:=[.$B$1]*[.F55]+[.$B$2]" office:value-type="float" office:value="1499.78222163907" calcext:value-type="float">
            <text:p>1499.7822</text:p>
          </table:table-cell>
          <table:table-cell table:style-name="ce4" table:formula="of:=[.$B$6]-[.B56]" office:value-type="float" office:value="0.217778360933607" calcext:value-type="float">
            <text:p>0.2178</text:p>
          </table:table-cell>
          <table:table-cell table:style-name="ce4" table:formula="of:=[.$B$3]*[.C56]" office:value-type="float" office:value="0.00298900800381376" calcext:value-type="float">
            <text:p>0.0030</text:p>
          </table:table-cell>
          <table:table-cell table:style-name="ce4" table:formula="of:=[.$B$4]*[.C56]*([.$B$7])+[.E55]" office:value-type="float" office:value="46.6219394283812" calcext:value-type="float">
            <text:p>46.6219</text:p>
          </table:table-cell>
          <table:table-cell table:style-name="ce4" table:formula="of:=[.D56]+[.E56]" office:value-type="float" office:value="46.624928436385" calcext:value-type="float">
            <text:p>46.6249</text:p>
          </table:table-cell>
          <table:table-cell table:number-columns-repeated="58"/>
        </table:table-row>
        <table:table-row table:style-name="ro1">
          <table:table-cell table:style-name="ce1" table:formula="of:=[.A56]+[.$B$7]" office:value-type="float" office:value="4.7" calcext:value-type="float">
            <text:p>4.7</text:p>
          </table:table-cell>
          <table:table-cell table:style-name="ce4" table:formula="of:=[.$B$1]*[.F56]+[.$B$2]" office:value-type="float" office:value="1499.8193695868" calcext:value-type="float">
            <text:p>1499.8194</text:p>
          </table:table-cell>
          <table:table-cell table:style-name="ce4" table:formula="of:=[.$B$6]-[.B57]" office:value-type="float" office:value="0.180630413201925" calcext:value-type="float">
            <text:p>0.1806</text:p>
          </table:table-cell>
          <table:table-cell table:style-name="ce4" table:formula="of:=[.$B$3]*[.C57]" office:value-type="float" office:value="0.00247915242119642" calcext:value-type="float">
            <text:p>0.0025</text:p>
          </table:table-cell>
          <table:table-cell table:style-name="ce4" table:formula="of:=[.$B$4]*[.C57]*([.$B$7])+[.E56]" office:value-type="float" office:value="46.6234269198339" calcext:value-type="float">
            <text:p>46.6234</text:p>
          </table:table-cell>
          <table:table-cell table:style-name="ce4" table:formula="of:=[.D57]+[.E57]" office:value-type="float" office:value="46.6259060722551" calcext:value-type="float">
            <text:p>46.6259</text:p>
          </table:table-cell>
          <table:table-cell table:number-columns-repeated="58"/>
        </table:table-row>
        <table:table-row table:style-name="ro1">
          <table:table-cell table:style-name="ce1" table:formula="of:=[.A57]+[.$B$7]" office:value-type="float" office:value="4.8" calcext:value-type="float">
            <text:p>4.8</text:p>
          </table:table-cell>
          <table:table-cell table:style-name="ce4" table:formula="of:=[.$B$1]*[.F57]+[.$B$2]" office:value-type="float" office:value="1499.85018095441" calcext:value-type="float">
            <text:p>1499.8502</text:p>
          </table:table-cell>
          <table:table-cell table:style-name="ce4" table:formula="of:=[.$B$6]-[.B58]" office:value-type="float" office:value="0.149819045592722" calcext:value-type="float">
            <text:p>0.1498</text:p>
          </table:table-cell>
          <table:table-cell table:style-name="ce4" table:formula="of:=[.$B$3]*[.C58]" office:value-type="float" office:value="0.0020562664007601" calcext:value-type="float">
            <text:p>0.0021</text:p>
          </table:table-cell>
          <table:table-cell table:style-name="ce4" table:formula="of:=[.$B$4]*[.C58]*([.$B$7])+[.E57]" office:value-type="float" office:value="46.6246606796744" calcext:value-type="float">
            <text:p>46.6247</text:p>
          </table:table-cell>
          <table:table-cell table:style-name="ce4" table:formula="of:=[.D58]+[.E58]" office:value-type="float" office:value="46.6267169460752" calcext:value-type="float">
            <text:p>46.6267</text:p>
          </table:table-cell>
          <table:table-cell table:number-columns-repeated="58"/>
        </table:table-row>
        <table:table-row table:style-name="ro1">
          <table:table-cell table:style-name="ce1" table:formula="of:=[.A58]+[.$B$7]" office:value-type="float" office:value="4.9" calcext:value-type="float">
            <text:p>4.9</text:p>
          </table:table-cell>
          <table:table-cell table:style-name="ce4" table:formula="of:=[.$B$1]*[.F58]+[.$B$2]" office:value-type="float" office:value="1499.87573661589" calcext:value-type="float">
            <text:p>1499.8757</text:p>
          </table:table-cell>
          <table:table-cell table:style-name="ce4" table:formula="of:=[.$B$6]-[.B59]" office:value-type="float" office:value="0.124263384106371" calcext:value-type="float">
            <text:p>0.1243</text:p>
          </table:table-cell>
          <table:table-cell table:style-name="ce4" table:formula="of:=[.$B$3]*[.C59]" office:value-type="float" office:value="0.00170551494685994" calcext:value-type="float">
            <text:p>0.0017</text:p>
          </table:table-cell>
          <table:table-cell table:style-name="ce4" table:formula="of:=[.$B$4]*[.C59]*([.$B$7])+[.E58]" office:value-type="float" office:value="46.6256839886425" calcext:value-type="float">
            <text:p>46.6257</text:p>
          </table:table-cell>
          <table:table-cell table:style-name="ce4" table:formula="of:=[.D59]+[.E59]" office:value-type="float" office:value="46.6273895035894" calcext:value-type="float">
            <text:p>46.6274</text:p>
          </table:table-cell>
          <table:table-cell table:number-columns-repeated="58"/>
        </table:table-row>
        <table:table-row table:style-name="ro1" table:number-rows-repeated="1048516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calibration" table:style-name="ta2">
        <table:table-column table:style-name="co1" table:number-columns-repeated="64" table:default-cell-style-name="Default"/>
        <table:table-row table:style-name="ro3">
          <table:table-cell table:style-name="ce5" office:value-type="string" calcext:value-type="string">
            <text:p>PWM</text:p>
            <text:p>(%)</text:p>
          </table:table-cell>
          <table:table-cell table:style-name="ce5" office:value-type="string" calcext:value-type="string">
            <text:p>LEFT</text:p>
            <text:p>(Hz)</text:p>
          </table:table-cell>
          <table:table-cell table:style-name="ce5" office:value-type="string" calcext:value-type="string">
            <text:p>RIGHT</text:p>
            <text:p>(Hz)</text:p>
          </table:table-cell>
          <table:table-cell table:style-name="ce5" office:value-type="string" calcext:value-type="string">
            <text:p>LFIT</text:p>
            <text:p>(Hz)</text:p>
          </table:table-cell>
          <table:table-cell table:style-name="ce5" office:value-type="string" calcext:value-type="string">
            <text:p>RFIT</text:p>
            <text:p>(Hz)</text:p>
          </table:table-cell>
          <table:table-cell table:style-name="ce8" office:value-type="string" calcext:value-type="string">
            <text:p>Transfer function</text:p>
          </table:table-cell>
          <table:table-cell table:style-name="ce8" office:value-type="string" calcext:value-type="string">
            <text:p>dev2</text:p>
          </table:table-cell>
          <table:table-cell/>
          <table:table-cell>
            <draw:frame table:end-cell-address="calibration.P16" table:end-x="0.3449in" table:end-y="0.1906in" draw:z-index="0" draw:name="Chart 1" draw:style-name="gr1" draw:text-style-name="P1" svg:width="6.1421in" svg:height="2.8756in" svg:x="0.0126in" svg:y="0.3988in">
              <draw:object draw:notify-on-update-of-ranges="calibration.B1:calibration.B1 calibration.B2:calibration.B22 calibration.A2:calibration.A22 calibration.C1:calibration.C1 calibration.C2:calibration.C22 calibration.A2:calibration.A22 calibration.D1:calibration.D1 calibration.D2:calibration.D22 calibration.A2:calibration.A22 calibration.E1:calibration.E1 calibration.E2:calibration.E22 calibration.A2:calibration.A22 calibration.F2:calibration.F22 calibration.A2:calibration.A2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55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style-name="ce7" table:formula="of:=[.$B$24]*[.A2]+[.$B$25]" office:value-type="float" office:value="30.3787878787878" calcext:value-type="float">
            <text:p>30.4</text:p>
          </table:table-cell>
          <table:table-cell table:style-name="ce7" table:formula="of:=[.$B$26]*[.A2]+[.$B$27]" office:value-type="float" office:value="14.8961038961038" calcext:value-type="float">
            <text:p>14.9</text:p>
          </table:table-cell>
          <table:table-cell table:style-name="ce1" table:formula="of:=(1/([.$B$29]+[.$B$30]))*[.A2]" office:value-type="float" office:value="0" calcext:value-type="float">
            <text:p>0</text:p>
          </table:table-cell>
          <table:table-cell table:style-name="ce1" table:formula="of:=([.F2]-[.B2])^2" office:value-type="float" office:value="0" calcext:value-type="float">
            <text:p>0</text:p>
          </table:table-cell>
          <table:table-cell table:number-columns-repeated="5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5.5" calcext:value-type="float">
            <text:p>105.5</text:p>
          </table:table-cell>
          <table:table-cell office:value-type="float" office:value="98" calcext:value-type="float">
            <text:p>98</text:p>
          </table:table-cell>
          <table:table-cell table:style-name="ce7" table:formula="of:=[.$B$24]*[.A3]+[.$B$25]" office:value-type="float" office:value="187.959956709957" calcext:value-type="float">
            <text:p>188.0</text:p>
          </table:table-cell>
          <table:table-cell table:style-name="ce7" table:formula="of:=[.$B$26]*[.A3]+[.$B$27]" office:value-type="float" office:value="174.385064935065" calcext:value-type="float">
            <text:p>174.4</text:p>
          </table:table-cell>
          <table:table-cell table:style-name="ce1" table:formula="of:=(1/([.$B$29]+[.$B$30]))*[.A3]" office:value-type="float" office:value="155.511728962092" calcext:value-type="float">
            <text:p>155.511728962092</text:p>
          </table:table-cell>
          <table:table-cell table:style-name="ce1" table:formula="of:=([.F3]-[.B3])^2" office:value-type="float" office:value="2501.17303377778" calcext:value-type="float">
            <text:p>2501.17303377778</text:p>
          </table:table-cell>
          <table:table-cell table:number-columns-repeated="5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2" calcext:value-type="float">
            <text:p>292</text:p>
          </table:table-cell>
          <table:table-cell office:value-type="float" office:value="285.5" calcext:value-type="float">
            <text:p>285.5</text:p>
          </table:table-cell>
          <table:table-cell table:style-name="ce7" table:formula="of:=[.$B$24]*[.A4]+[.$B$25]" office:value-type="float" office:value="345.541125541125" calcext:value-type="float">
            <text:p>345.5</text:p>
          </table:table-cell>
          <table:table-cell table:style-name="ce7" table:formula="of:=[.$B$26]*[.A4]+[.$B$27]" office:value-type="float" office:value="333.874025974026" calcext:value-type="float">
            <text:p>333.9</text:p>
          </table:table-cell>
          <table:table-cell table:style-name="ce1" table:formula="of:=(1/([.$B$29]+[.$B$30]))*[.A4]" office:value-type="float" office:value="311.023457924185" calcext:value-type="float">
            <text:p>311.023457924185</text:p>
          </table:table-cell>
          <table:table-cell table:style-name="ce1" table:formula="of:=([.F4]-[.B4])^2" office:value-type="float" office:value="361.891951393219" calcext:value-type="float">
            <text:p>361.891951393219</text:p>
          </table:table-cell>
          <table:table-cell table:number-columns-repeated="5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85.5" calcext:value-type="float">
            <text:p>485.5</text:p>
          </table:table-cell>
          <table:table-cell office:value-type="float" office:value="484.5" calcext:value-type="float">
            <text:p>484.5</text:p>
          </table:table-cell>
          <table:table-cell table:style-name="ce7" table:formula="of:=[.$B$24]*[.A5]+[.$B$25]" office:value-type="float" office:value="503.122294372294" calcext:value-type="float">
            <text:p>503.1</text:p>
          </table:table-cell>
          <table:table-cell table:style-name="ce7" table:formula="of:=[.$B$26]*[.A5]+[.$B$27]" office:value-type="float" office:value="493.362987012987" calcext:value-type="float">
            <text:p>493.4</text:p>
          </table:table-cell>
          <table:table-cell table:style-name="ce1" table:formula="of:=(1/([.$B$29]+[.$B$30]))*[.A5]" office:value-type="float" office:value="466.535186886277" calcext:value-type="float">
            <text:p>466.535186886277</text:p>
          </table:table-cell>
          <table:table-cell table:style-name="ce1" table:formula="of:=([.F5]-[.B5])^2" office:value-type="float" office:value="359.664136438448" calcext:value-type="float">
            <text:p>359.664136438448</text:p>
          </table:table-cell>
          <table:table-cell table:number-columns-repeated="5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49.5" calcext:value-type="float">
            <text:p>649.5</text:p>
          </table:table-cell>
          <table:table-cell office:value-type="float" office:value="635.5" calcext:value-type="float">
            <text:p>635.5</text:p>
          </table:table-cell>
          <table:table-cell table:style-name="ce7" table:formula="of:=[.$B$24]*[.A6]+[.$B$25]" office:value-type="float" office:value="660.703463203463" calcext:value-type="float">
            <text:p>660.7</text:p>
          </table:table-cell>
          <table:table-cell table:style-name="ce7" table:formula="of:=[.$B$26]*[.A6]+[.$B$27]" office:value-type="float" office:value="652.851948051948" calcext:value-type="float">
            <text:p>652.9</text:p>
          </table:table-cell>
          <table:table-cell table:style-name="ce1" table:formula="of:=(1/([.$B$29]+[.$B$30]))*[.A6]" office:value-type="float" office:value="622.046915848369" calcext:value-type="float">
            <text:p>622.046915848369</text:p>
          </table:table-cell>
          <table:table-cell table:style-name="ce1" table:formula="of:=([.F6]-[.B6])^2" office:value-type="float" office:value="753.67182943653" calcext:value-type="float">
            <text:p>753.67182943653</text:p>
          </table:table-cell>
          <table:table-cell table:number-columns-repeated="57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07.5" calcext:value-type="float">
            <text:p>807.5</text:p>
          </table:table-cell>
          <table:table-cell office:value-type="float" office:value="788.5" calcext:value-type="float">
            <text:p>788.5</text:p>
          </table:table-cell>
          <table:table-cell table:style-name="ce7" table:formula="of:=[.$B$24]*[.A7]+[.$B$25]" office:value-type="float" office:value="818.284632034632" calcext:value-type="float">
            <text:p>818.3</text:p>
          </table:table-cell>
          <table:table-cell table:style-name="ce7" table:formula="of:=[.$B$26]*[.A7]+[.$B$27]" office:value-type="float" office:value="812.340909090909" calcext:value-type="float">
            <text:p>812.3</text:p>
          </table:table-cell>
          <table:table-cell table:style-name="ce1" table:formula="of:=(1/([.$B$29]+[.$B$30]))*[.A7]" office:value-type="float" office:value="777.558644810461" calcext:value-type="float">
            <text:p>777.558644810461</text:p>
          </table:table-cell>
          <table:table-cell table:style-name="ce1" table:formula="of:=([.F7]-[.B7])^2" office:value-type="float" office:value="896.484750586112" calcext:value-type="float">
            <text:p>896.484750586112</text:p>
          </table:table-cell>
          <table:table-cell table:number-columns-repeated="5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977.5" calcext:value-type="float">
            <text:p>977.5</text:p>
          </table:table-cell>
          <table:table-cell office:value-type="float" office:value="975" calcext:value-type="float">
            <text:p>975</text:p>
          </table:table-cell>
          <table:table-cell table:style-name="ce7" table:formula="of:=[.$B$24]*[.A8]+[.$B$25]" office:value-type="float" office:value="975.865800865801" calcext:value-type="float">
            <text:p>975.9</text:p>
          </table:table-cell>
          <table:table-cell table:style-name="ce7" table:formula="of:=[.$B$26]*[.A8]+[.$B$27]" office:value-type="float" office:value="971.82987012987" calcext:value-type="float">
            <text:p>971.8</text:p>
          </table:table-cell>
          <table:table-cell table:style-name="ce1" table:formula="of:=(1/([.$B$29]+[.$B$30]))*[.A8]" office:value-type="float" office:value="933.070373772554" calcext:value-type="float">
            <text:p>933.070373772554</text:p>
          </table:table-cell>
          <table:table-cell table:style-name="ce1" table:formula="of:=([.F8]-[.B8])^2" office:value-type="float" office:value="1973.9916867106" calcext:value-type="float">
            <text:p>1973.9916867106</text:p>
          </table:table-cell>
          <table:table-cell table:number-columns-repeated="5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152" calcext:value-type="float">
            <text:p>1152</text:p>
          </table:table-cell>
          <table:table-cell office:value-type="float" office:value="1131.5" calcext:value-type="float">
            <text:p>1131.5</text:p>
          </table:table-cell>
          <table:table-cell table:style-name="ce7" table:formula="of:=[.$B$24]*[.A9]+[.$B$25]" office:value-type="float" office:value="1133.44696969697" calcext:value-type="float">
            <text:p>1133.4</text:p>
          </table:table-cell>
          <table:table-cell table:style-name="ce7" table:formula="of:=[.$B$26]*[.A9]+[.$B$27]" office:value-type="float" office:value="1131.31883116883" calcext:value-type="float">
            <text:p>1131.3</text:p>
          </table:table-cell>
          <table:table-cell table:style-name="ce1" table:formula="of:=(1/([.$B$29]+[.$B$30]))*[.A9]" office:value-type="float" office:value="1088.58210273465" calcext:value-type="float">
            <text:p>1088.58210273465</text:p>
          </table:table-cell>
          <table:table-cell table:style-name="ce1" table:formula="of:=([.F9]-[.B9])^2" office:value-type="float" office:value="4021.82969355902" calcext:value-type="float">
            <text:p>4021.82969355902</text:p>
          </table:table-cell>
          <table:table-cell table:number-columns-repeated="5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32.5" calcext:value-type="float">
            <text:p>1332.5</text:p>
          </table:table-cell>
          <table:table-cell office:value-type="float" office:value="1310" calcext:value-type="float">
            <text:p>1310</text:p>
          </table:table-cell>
          <table:table-cell table:style-name="ce7" table:formula="of:=[.$B$24]*[.A10]+[.$B$25]" office:value-type="float" office:value="1291.02813852814" calcext:value-type="float">
            <text:p>1291.0</text:p>
          </table:table-cell>
          <table:table-cell table:style-name="ce7" table:formula="of:=[.$B$26]*[.A10]+[.$B$27]" office:value-type="float" office:value="1290.80779220779" calcext:value-type="float">
            <text:p>1290.8</text:p>
          </table:table-cell>
          <table:table-cell table:style-name="ce1" table:formula="of:=(1/([.$B$29]+[.$B$30]))*[.A10]" office:value-type="float" office:value="1244.09383169674" calcext:value-type="float">
            <text:p>1244.09383169674</text:p>
          </table:table-cell>
          <table:table-cell table:style-name="ce1" table:formula="of:=([.F10]-[.B10])^2" office:value-type="float" office:value="7815.65059406467" calcext:value-type="float">
            <text:p>7815.65059406467</text:p>
          </table:table-cell>
          <table:table-cell table:number-columns-repeated="5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69" calcext:value-type="float">
            <text:p>1469</text:p>
          </table:table-cell>
          <table:table-cell office:value-type="float" office:value="1468.5" calcext:value-type="float">
            <text:p>1468.5</text:p>
          </table:table-cell>
          <table:table-cell table:style-name="ce7" table:formula="of:=[.$B$24]*[.A11]+[.$B$25]" office:value-type="float" office:value="1448.60930735931" calcext:value-type="float">
            <text:p>1448.6</text:p>
          </table:table-cell>
          <table:table-cell table:style-name="ce7" table:formula="of:=[.$B$26]*[.A11]+[.$B$27]" office:value-type="float" office:value="1450.29675324675" calcext:value-type="float">
            <text:p>1450.3</text:p>
          </table:table-cell>
          <table:table-cell table:style-name="ce1" table:formula="of:=(1/([.$B$29]+[.$B$30]))*[.A11]" office:value-type="float" office:value="1399.60556065883" calcext:value-type="float">
            <text:p>1399.60556065883</text:p>
          </table:table-cell>
          <table:table-cell table:style-name="ce1" table:formula="of:=([.F11]-[.B11])^2" office:value-type="float" office:value="4815.58821147526" calcext:value-type="float">
            <text:p>4815.58821147526</text:p>
          </table:table-cell>
          <table:table-cell table:number-columns-repeated="5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659" calcext:value-type="float">
            <text:p>1659</text:p>
          </table:table-cell>
          <table:table-cell office:value-type="float" office:value="1657.5" calcext:value-type="float">
            <text:p>1657.5</text:p>
          </table:table-cell>
          <table:table-cell table:style-name="ce7" table:formula="of:=[.$B$24]*[.A12]+[.$B$25]" office:value-type="float" office:value="1606.19047619048" calcext:value-type="float">
            <text:p>1606.2</text:p>
          </table:table-cell>
          <table:table-cell table:style-name="ce7" table:formula="of:=[.$B$26]*[.A12]+[.$B$27]" office:value-type="float" office:value="1609.78571428571" calcext:value-type="float">
            <text:p>1609.8</text:p>
          </table:table-cell>
          <table:table-cell table:style-name="ce1" table:formula="of:=(1/([.$B$29]+[.$B$30]))*[.A12]" office:value-type="float" office:value="1555.11728962092" calcext:value-type="float">
            <text:p>1555.11728962092</text:p>
          </table:table-cell>
          <table:table-cell table:style-name="ce1" table:formula="of:=([.F12]-[.B12])^2" office:value-type="float" office:value="10791.6175157032" calcext:value-type="float">
            <text:p>10791.6175157032</text:p>
          </table:table-cell>
          <table:table-cell table:number-columns-repeated="57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821" calcext:value-type="float">
            <text:p>1821</text:p>
          </table:table-cell>
          <table:table-cell office:value-type="float" office:value="1830.5" calcext:value-type="float">
            <text:p>1830.5</text:p>
          </table:table-cell>
          <table:table-cell table:style-name="ce7" table:formula="of:=[.$B$24]*[.A13]+[.$B$25]" office:value-type="float" office:value="1763.77164502165" calcext:value-type="float">
            <text:p>1763.8</text:p>
          </table:table-cell>
          <table:table-cell table:style-name="ce7" table:formula="of:=[.$B$26]*[.A13]+[.$B$27]" office:value-type="float" office:value="1769.27467532468" calcext:value-type="float">
            <text:p>1769.3</text:p>
          </table:table-cell>
          <table:table-cell table:style-name="ce1" table:formula="of:=(1/([.$B$29]+[.$B$30]))*[.A13]" office:value-type="float" office:value="1710.62901858302" calcext:value-type="float">
            <text:p>1710.62901858302</text:p>
          </table:table-cell>
          <table:table-cell table:style-name="ce1" table:formula="of:=([.F13]-[.B13])^2" office:value-type="float" office:value="12181.7535389484" calcext:value-type="float">
            <text:p>12181.7535389484</text:p>
          </table:table-cell>
          <table:table-cell table:number-columns-repeated="57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988.5" calcext:value-type="float">
            <text:p>1988.5</text:p>
          </table:table-cell>
          <table:table-cell office:value-type="float" office:value="1959" calcext:value-type="float">
            <text:p>1959</text:p>
          </table:table-cell>
          <table:table-cell table:style-name="ce7" table:formula="of:=[.$B$24]*[.A14]+[.$B$25]" office:value-type="float" office:value="1921.35281385281" calcext:value-type="float">
            <text:p>1921.4</text:p>
          </table:table-cell>
          <table:table-cell table:style-name="ce7" table:formula="of:=[.$B$26]*[.A14]+[.$B$27]" office:value-type="float" office:value="1928.76363636364" calcext:value-type="float">
            <text:p>1928.8</text:p>
          </table:table-cell>
          <table:table-cell table:style-name="ce1" table:formula="of:=(1/([.$B$29]+[.$B$30]))*[.A14]" office:value-type="float" office:value="1866.14074754511" calcext:value-type="float">
            <text:p>1866.14074754511</text:p>
          </table:table-cell>
          <table:table-cell table:style-name="ce1" table:formula="of:=([.F14]-[.B14])^2" office:value-type="float" office:value="14971.7866613202" calcext:value-type="float">
            <text:p>14971.7866613202</text:p>
          </table:table-cell>
          <table:table-cell table:number-columns-repeated="5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2142" calcext:value-type="float">
            <text:p>2142</text:p>
          </table:table-cell>
          <table:table-cell office:value-type="float" office:value="2159" calcext:value-type="float">
            <text:p>2159</text:p>
          </table:table-cell>
          <table:table-cell table:style-name="ce7" table:formula="of:=[.$B$24]*[.A15]+[.$B$25]" office:value-type="float" office:value="2078.93398268398" calcext:value-type="float">
            <text:p>2078.9</text:p>
          </table:table-cell>
          <table:table-cell table:style-name="ce7" table:formula="of:=[.$B$26]*[.A15]+[.$B$27]" office:value-type="float" office:value="2088.2525974026" calcext:value-type="float">
            <text:p>2088.3</text:p>
          </table:table-cell>
          <table:table-cell table:style-name="ce1" table:formula="of:=(1/([.$B$29]+[.$B$30]))*[.A15]" office:value-type="float" office:value="2021.6524765072" calcext:value-type="float">
            <text:p>2021.6524765072</text:p>
          </table:table-cell>
          <table:table-cell table:style-name="ce1" table:formula="of:=([.F15]-[.B15])^2" office:value-type="float" office:value="14483.5264108502" calcext:value-type="float">
            <text:p>14483.5264108502</text:p>
          </table:table-cell>
          <table:table-cell table:number-columns-repeated="5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296.5" calcext:value-type="float">
            <text:p>2296.5</text:p>
          </table:table-cell>
          <table:table-cell office:value-type="float" office:value="2330" calcext:value-type="float">
            <text:p>2330</text:p>
          </table:table-cell>
          <table:table-cell table:style-name="ce7" table:formula="of:=[.$B$24]*[.A16]+[.$B$25]" office:value-type="float" office:value="2236.51515151515" calcext:value-type="float">
            <text:p>2236.5</text:p>
          </table:table-cell>
          <table:table-cell table:style-name="ce7" table:formula="of:=[.$B$26]*[.A16]+[.$B$27]" office:value-type="float" office:value="2247.74155844156" calcext:value-type="float">
            <text:p>2247.7</text:p>
          </table:table-cell>
          <table:table-cell table:style-name="ce1" table:formula="of:=(1/([.$B$29]+[.$B$30]))*[.A16]" office:value-type="float" office:value="2177.16420546929" calcext:value-type="float">
            <text:p>2177.16420546929</text:p>
          </table:table-cell>
          <table:table-cell table:style-name="ce1" table:formula="of:=([.F16]-[.B16])^2" office:value-type="float" office:value="14241.0318562755" calcext:value-type="float">
            <text:p>14241.0318562755</text:p>
          </table:table-cell>
          <table:table-cell table:number-columns-repeated="5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446" calcext:value-type="float">
            <text:p>2446</text:p>
          </table:table-cell>
          <table:table-cell office:value-type="float" office:value="2510.5" calcext:value-type="float">
            <text:p>2510.5</text:p>
          </table:table-cell>
          <table:table-cell table:style-name="ce7" table:formula="of:=[.$B$24]*[.A17]+[.$B$25]" office:value-type="float" office:value="2394.09632034632" calcext:value-type="float">
            <text:p>2394.1</text:p>
          </table:table-cell>
          <table:table-cell table:style-name="ce7" table:formula="of:=[.$B$26]*[.A17]+[.$B$27]" office:value-type="float" office:value="2407.23051948052" calcext:value-type="float">
            <text:p>2407.2</text:p>
          </table:table-cell>
          <table:table-cell table:style-name="ce1" table:formula="of:=(1/([.$B$29]+[.$B$30]))*[.A17]" office:value-type="float" office:value="2332.67593443138" calcext:value-type="float">
            <text:p>2332.67593443138</text:p>
          </table:table-cell>
          <table:table-cell table:style-name="ce1" table:formula="of:=([.F17]-[.B17])^2" office:value-type="float" office:value="12842.343837" calcext:value-type="float">
            <text:p>12842.343837</text:p>
          </table:table-cell>
          <table:table-cell table:number-columns-repeated="57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600.5" calcext:value-type="float">
            <text:p>2600.5</text:p>
          </table:table-cell>
          <table:table-cell office:value-type="float" office:value="2628.5" calcext:value-type="float">
            <text:p>2628.5</text:p>
          </table:table-cell>
          <table:table-cell table:style-name="ce7" table:formula="of:=[.$B$24]*[.A18]+[.$B$25]" office:value-type="float" office:value="2551.67748917749" calcext:value-type="float">
            <text:p>2551.7</text:p>
          </table:table-cell>
          <table:table-cell table:style-name="ce7" table:formula="of:=[.$B$26]*[.A18]+[.$B$27]" office:value-type="float" office:value="2566.71948051948" calcext:value-type="float">
            <text:p>2566.7</text:p>
          </table:table-cell>
          <table:table-cell table:style-name="ce1" table:formula="of:=(1/([.$B$29]+[.$B$30]))*[.A18]" office:value-type="float" office:value="2488.18766339348" calcext:value-type="float">
            <text:p>2488.18766339348</text:p>
          </table:table-cell>
          <table:table-cell table:style-name="ce1" table:formula="of:=([.F18]-[.B18])^2" office:value-type="float" office:value="12614.0609540171" calcext:value-type="float">
            <text:p>12614.0609540171</text:p>
          </table:table-cell>
          <table:table-cell table:number-columns-repeated="57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749" calcext:value-type="float">
            <text:p>2749</text:p>
          </table:table-cell>
          <table:table-cell office:value-type="float" office:value="2770" calcext:value-type="float">
            <text:p>2770</text:p>
          </table:table-cell>
          <table:table-cell table:style-name="ce7" table:formula="of:=[.$B$24]*[.A19]+[.$B$25]" office:value-type="float" office:value="2709.25865800866" calcext:value-type="float">
            <text:p>2709.3</text:p>
          </table:table-cell>
          <table:table-cell table:style-name="ce7" table:formula="of:=[.$B$26]*[.A19]+[.$B$27]" office:value-type="float" office:value="2726.20844155844" calcext:value-type="float">
            <text:p>2726.2</text:p>
          </table:table-cell>
          <table:table-cell table:style-name="ce1" table:formula="of:=(1/([.$B$29]+[.$B$30]))*[.A19]" office:value-type="float" office:value="2643.69939235557" calcext:value-type="float">
            <text:p>2643.69939235557</text:p>
          </table:table-cell>
          <table:table-cell table:style-name="ce1" table:formula="of:=([.F19]-[.B19])^2" office:value-type="float" office:value="11088.2179702865" calcext:value-type="float">
            <text:p>11088.2179702865</text:p>
          </table:table-cell>
          <table:table-cell table:number-columns-repeated="57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827" calcext:value-type="float">
            <text:p>2827</text:p>
          </table:table-cell>
          <table:table-cell office:value-type="float" office:value="2828.5" calcext:value-type="float">
            <text:p>2828.5</text:p>
          </table:table-cell>
          <table:table-cell table:style-name="ce7" table:formula="of:=[.$B$24]*[.A20]+[.$B$25]" office:value-type="float" office:value="2866.83982683983" calcext:value-type="float">
            <text:p>2866.8</text:p>
          </table:table-cell>
          <table:table-cell table:style-name="ce7" table:formula="of:=[.$B$26]*[.A20]+[.$B$27]" office:value-type="float" office:value="2885.6974025974" calcext:value-type="float">
            <text:p>2885.7</text:p>
          </table:table-cell>
          <table:table-cell table:style-name="ce1" table:formula="of:=(1/([.$B$29]+[.$B$30]))*[.A20]" office:value-type="float" office:value="2799.21112131766" calcext:value-type="float">
            <text:p>2799.21112131766</text:p>
          </table:table-cell>
          <table:table-cell table:style-name="ce1" table:formula="of:=([.F20]-[.B20])^2" office:value-type="float" office:value="772.221778421763" calcext:value-type="float">
            <text:p>772.221778421763</text:p>
          </table:table-cell>
          <table:table-cell table:number-columns-repeated="57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941" calcext:value-type="float">
            <text:p>2941</text:p>
          </table:table-cell>
          <table:table-cell office:value-type="float" office:value="2934.5" calcext:value-type="float">
            <text:p>2934.5</text:p>
          </table:table-cell>
          <table:table-cell table:style-name="ce7" table:formula="of:=[.$B$24]*[.A21]+[.$B$25]" office:value-type="float" office:value="3024.420995671" calcext:value-type="float">
            <text:p>3024.4</text:p>
          </table:table-cell>
          <table:table-cell table:style-name="ce7" table:formula="of:=[.$B$26]*[.A21]+[.$B$27]" office:value-type="float" office:value="3045.18636363636" calcext:value-type="float">
            <text:p>3045.2</text:p>
          </table:table-cell>
          <table:table-cell table:style-name="ce1" table:formula="of:=(1/([.$B$29]+[.$B$30]))*[.A21]" office:value-type="float" office:value="2954.72285027975" calcext:value-type="float">
            <text:p>2954.72285027975</text:p>
          </table:table-cell>
          <table:table-cell table:style-name="ce1" table:formula="of:=([.F21]-[.B21])^2" office:value-type="float" office:value="188.316619800516" calcext:value-type="float">
            <text:p>188.316619800516</text:p>
          </table:table-cell>
          <table:table-cell table:number-columns-repeated="5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988.5" calcext:value-type="float">
            <text:p>2988.5</text:p>
          </table:table-cell>
          <table:table-cell office:value-type="float" office:value="3020.5" calcext:value-type="float">
            <text:p>3020.5</text:p>
          </table:table-cell>
          <table:table-cell table:style-name="ce7" table:formula="of:=[.$B$24]*[.A22]+[.$B$25]" office:value-type="float" office:value="3182.00216450216" calcext:value-type="float">
            <text:p>3182.0</text:p>
          </table:table-cell>
          <table:table-cell table:style-name="ce7" table:formula="of:=[.$B$26]*[.A22]+[.$B$27]" office:value-type="float" office:value="3204.67532467532" calcext:value-type="float">
            <text:p>3204.7</text:p>
          </table:table-cell>
          <table:table-cell table:style-name="ce1" table:formula="of:=(1/([.$B$29]+[.$B$30]))*[.A22]" office:value-type="float" office:value="3110.23457924185" calcext:value-type="float">
            <text:p>3110.23457924185</text:p>
          </table:table-cell>
          <table:table-cell table:style-name="ce1" table:formula="of:=([.F22]-[.B22])^2" office:value-type="float" office:value="14819.3077831892" calcext:value-type="float">
            <text:p>14819.3077831892</text:p>
          </table:table-cell>
          <table:table-cell table:number-columns-repeated="57"/>
        </table:table-row>
        <table:table-row table:style-name="ro1">
          <table:table-cell table:number-columns-repeated="6"/>
          <table:table-cell table:formula="of:=SUM([.G2:.G22])" office:value-type="float" office:value="142494.130813254" calcext:value-type="float">
            <text:p>142494.13081325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l</text:p>
          </table:table-cell>
          <table:table-cell table:formula="of:=SLOPE([.B2:.B22];[.A2:.A22])" office:value-type="float" office:value="31.5162337662338" calcext:value-type="float">
            <text:p>31.516233766233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b</text:p>
          </table:table-cell>
          <table:table-cell table:formula="of:=INTERCEPT([.B2:.B22];[.A2:.A22])" office:value-type="float" office:value="30.3787878787878" calcext:value-type="float">
            <text:p>30.3787878787878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r</text:p>
          </table:table-cell>
          <table:table-cell table:formula="of:=SLOPE([.C2:.C22];[.A2:.A22])" office:value-type="float" office:value="31.8977922077922" calcext:value-type="float">
            <text:p>31.8977922077922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ml</text:p>
          </table:table-cell>
          <table:table-cell table:formula="of:=INTERCEPT([.C2:.C22];[.A2:.A22])" office:value-type="float" office:value="14.8961038961038" calcext:value-type="float">
            <text:p>14.8961038961038</text:p>
          </table:table-cell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office:value-type="string" calcext:value-type="string">
            <text:p>j</text:p>
          </table:table-cell>
          <table:table-cell table:style-name="ce6" office:value-type="float" office:value="0.0000453407393868401" calcext:value-type="float">
            <text:p>4.53E-05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b</text:p>
          </table:table-cell>
          <table:table-cell table:style-name="ce6" office:value-type="float" office:value="0.0321065749609319" calcext:value-type="float">
            <text:p>3.21E-02</text:p>
          </table:table-cell>
          <table:table-cell table:number-columns-repeated="62"/>
        </table:table-row>
        <table:table-row table:style-name="ro1" table:number-rows-repeated="1048545">
          <table:table-cell table:number-columns-repeated="64"/>
        </table:table-row>
        <table:table-row table:style-name="ro1">
          <table:table-cell table:number-columns-repeated="64"/>
        </table:table-row>
        <table:named-expressions>
          <table:named-range table:name="solver_adj" table:base-cell-address="$PID.$A$1" table:cell-range-address="$calibration.$B$29:.$B$30"/>
          <table:named-expression table:name="solver_cvg" table:base-cell-address="$PID.$A$1" table:expression="0.0001"/>
          <table:named-expression table:name="solver_drv" table:base-cell-address="$PID.$A$1" table:expression="1"/>
          <table:named-expression table:name="solver_eng" table:base-cell-address="$PID.$A$1" table:expression="1"/>
          <table:named-expression table:name="solver_est" table:base-cell-address="$PID.$A$1" table:expression="1"/>
          <table:named-expression table:name="solver_itr" table:base-cell-address="$PID.$A$1" table:expression="2147483647"/>
          <table:named-expression table:name="solver_mip" table:base-cell-address="$PID.$A$1" table:expression="2147483647"/>
          <table:named-expression table:name="solver_mni" table:base-cell-address="$PID.$A$1" table:expression="30"/>
          <table:named-expression table:name="solver_mrt" table:base-cell-address="$PID.$A$1" table:expression="0.075"/>
          <table:named-expression table:name="solver_msl" table:base-cell-address="$PID.$A$1" table:expression="2"/>
          <table:named-expression table:name="solver_neg" table:base-cell-address="$PID.$A$1" table:expression="1"/>
          <table:named-expression table:name="solver_nod" table:base-cell-address="$PID.$A$1" table:expression="2147483647"/>
          <table:named-expression table:name="solver_num" table:base-cell-address="$PID.$A$1" table:expression="0"/>
          <table:named-expression table:name="solver_nwt" table:base-cell-address="$PID.$A$1" table:expression="1"/>
          <table:named-range table:name="solver_opt" table:base-cell-address="$PID.$A$1" table:cell-range-address="$calibration.$G$23"/>
          <table:named-expression table:name="solver_pre" table:base-cell-address="$PID.$A$1" table:expression="0.000001"/>
          <table:named-expression table:name="solver_rbv" table:base-cell-address="$PID.$A$1" table:expression="1"/>
          <table:named-expression table:name="solver_rlx" table:base-cell-address="$PID.$A$1" table:expression="2"/>
          <table:named-expression table:name="solver_rsd" table:base-cell-address="$PID.$A$1" table:expression="0"/>
          <table:named-expression table:name="solver_scl" table:base-cell-address="$PID.$A$1" table:expression="1"/>
          <table:named-expression table:name="solver_sho" table:base-cell-address="$PID.$A$1" table:expression="2"/>
          <table:named-expression table:name="solver_ssz" table:base-cell-address="$PID.$A$1" table:expression="100"/>
          <table:named-expression table:name="solver_tim" table:base-cell-address="$PID.$A$1" table:expression="2147483647"/>
          <table:named-expression table:name="solver_tol" table:base-cell-address="$PID.$A$1" table:expression="0.01"/>
          <table:named-expression table:name="solver_typ" table:base-cell-address="$PID.$A$1" table:expression="2"/>
          <table:named-expression table:name="solver_val" table:base-cell-address="$PID.$A$1" table:expression="0"/>
          <table:named-expression table:name="solver_ver" table:base-cell-address="$PID.$A$1" table:expression="3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60">
      <number:number number:decimal-places="4" loext:min-decimal-places="4" number:min-integer-digits="1"/>
    </number:number-style>
    <number:number-style style:name="N161">
      <number:number number:decimal-places="1" loext:min-decimal-places="1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08:36:43.9020508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libration" style:display-name="PageStyle_calibra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D" style:display-name="PageStyle_PI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nald Brockhoff</meta:initial-creator>
    <meta:creation-date>2021-03-11T21:17:59</meta:creation-date>
    <dc:date>2022-03-19T08:37:23.617016968</dc:date>
    <meta:generator>LibreOffice/6.4.7.2$Linux_X86_64 LibreOffice_project/40$Build-2</meta:generator>
    <meta:editing-duration>PT10M49S</meta:editing-duration>
    <meta:editing-cycles>2</meta:editing-cycles>
    <meta:document-statistic meta:table-count="2" meta:cell-count="499" meta:object-count="2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60">
      <number:number number:decimal-places="4" loext:min-decimal-places="4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tick-marks-major-inner="false" chart:tick-marks-major-outer="false" chart:logarithmic="false" chart:maximum="5" chart:interval-minor-divisor="5" chart:reverse-direction="false" text:line-break="false" loext:try-staggering-first="false" chart:link-data-style-to-source="false" chart:axis-position="-1500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16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7" style:family="chart" style:data-style-name="N160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622cm" svg:height="7.323cm" xlink:href=".." xlink:type="simple" chart:class="chart:scatter" chart:style-name="ch1">
        <chart:title svg:x="5.362cm" svg:y="0.281cm" chart:style-name="ch2">
          <text:p>PWM
Output</text:p>
        </chart:title>
        <chart:plot-area chart:style-name="ch3" table:cell-range-address="PID.A10:PID.A59 PID.F9:PID.F59" chart:data-source-has-labels="row" svg:x="0.252cm" svg:y="1.888cm" svg:width="12.118cm" svg:height="5.289cm">
          <chartooo:coordinate-region svg:x="1.729cm" svg:y="2.074cm" svg:width="10.533cm" svg:height="4.633cm"/>
          <chart:axis chart:dimension="x" chart:name="primary-x" chart:style-name="ch4"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PID.F10:PID.F59" chart:label-cell-address="PID.F9:PID.F9" chart:class="chart:scatter">
            <chart:domain table:cell-range-address="PID.A10:PID.A59"/>
            <chart:data-point chart:repeated="5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WM
Output</text:p>
                <draw:g>
                  <svg:desc>PID.F9:PID.F9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PID.A10:PID.A59</svg:desc>
                </draw:g>
              </table:table-cell>
              <table:table-cell office:value-type="float" office:value="20.58681375">
                <text:p>20.58681375</text:p>
                <draw:g>
                  <svg:desc>PID.F10:PID.F5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8.0248352084098">
                <text:p>18.02483520840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6.5572828769132">
                <text:p>26.55728287691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8.0762507190395">
                <text:p>28.07625071903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2.2347416111641">
                <text:p>32.234741611164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4.1722031164687">
                <text:p>34.17220311646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36.5675519200197">
                <text:p>36.567551920019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8.1431580405028">
                <text:p>38.14315804050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39.6644255653594">
                <text:p>39.66442556535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40.8143742378643">
                <text:p>40.814374237864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41.8264875638661">
                <text:p>41.8264875638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2.6355431759361">
                <text:p>42.63554317593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3.3224544191785">
                <text:p>43.32245441917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43.8839222791252">
                <text:p>43.883922279125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44.3539308392239">
                <text:p>44.35393083922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44.7415169219457">
                <text:p>44.74151692194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45.0641631531864">
                <text:p>45.06416315318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45.3311614742529">
                <text:p>45.331161474252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45.5529351952934">
                <text:p>45.55293519529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45.7367130184723">
                <text:p>45.736713018472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45.8892293973157">
                <text:p>45.88922939731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46.0156847449599">
                <text:p>46.01568474495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46.1205933448743">
                <text:p>46.120593344874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46.207594654016">
                <text:p>46.2075946540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46.2797619744005">
                <text:p>46.27976197440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46.3396158717108">
                <text:p>46.339615871710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46.3892618258715">
                <text:p>46.38926182587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46.4304384185968">
                <text:p>46.43043841859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46.4645917126518">
                <text:p>46.46459171265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46.4929189975414">
                <text:p>46.49291899754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46.5164144324758">
                <text:p>46.516414432475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">
                <text:p>3.1</text:p>
              </table:table-cell>
              <table:table-cell office:value-type="float" office:value="46.5359020226619">
                <text:p>46.535902022661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">
                <text:p>3.2</text:p>
              </table:table-cell>
              <table:table-cell office:value-type="float" office:value="46.5520655161569">
                <text:p>46.552065516156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3">
                <text:p>3.3</text:p>
              </table:table-cell>
              <table:table-cell office:value-type="float" office:value="46.5654718734568">
                <text:p>46.5654718734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4">
                <text:p>3.4</text:p>
              </table:table-cell>
              <table:table-cell office:value-type="float" office:value="46.5765914260605">
                <text:p>46.576591426060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5">
                <text:p>3.5</text:p>
              </table:table-cell>
              <table:table-cell office:value-type="float" office:value="46.5858142353788">
                <text:p>46.585814235378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6">
                <text:p>3.6</text:p>
              </table:table-cell>
              <table:table-cell office:value-type="float" office:value="46.5934638494971">
                <text:p>46.59346384949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7">
                <text:p>3.7</text:p>
              </table:table-cell>
              <table:table-cell office:value-type="float" office:value="46.5998086151488">
                <text:p>46.59980861514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8">
                <text:p>3.8</text:p>
              </table:table-cell>
              <table:table-cell office:value-type="float" office:value="46.6050711113429">
                <text:p>46.60507111134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9">
                <text:p>3.9</text:p>
              </table:table-cell>
              <table:table-cell office:value-type="float" office:value="46.609435947123">
                <text:p>46.6094359471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">
                <text:p>4</text:p>
              </table:table-cell>
              <table:table-cell office:value-type="float" office:value="46.6130562431395">
                <text:p>46.61305624313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1">
                <text:p>4.1</text:p>
              </table:table-cell>
              <table:table-cell office:value-type="float" office:value="46.6160590003505">
                <text:p>46.61605900035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2">
                <text:p>4.2</text:p>
              </table:table-cell>
              <table:table-cell office:value-type="float" office:value="46.6185495567353">
                <text:p>46.61854955673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3">
                <text:p>4.3</text:p>
              </table:table-cell>
              <table:table-cell office:value-type="float" office:value="46.6206152818198">
                <text:p>46.620615281819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.4">
                <text:p>4.4</text:p>
              </table:table-cell>
              <table:table-cell office:value-type="float" office:value="46.6223286420323">
                <text:p>46.62232864203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.5">
                <text:p>4.5</text:p>
              </table:table-cell>
              <table:table-cell office:value-type="float" office:value="46.6237497426424">
                <text:p>46.62374974264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.6">
                <text:p>4.6</text:p>
              </table:table-cell>
              <table:table-cell office:value-type="float" office:value="46.624928436385">
                <text:p>46.62492843638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.7">
                <text:p>4.7</text:p>
              </table:table-cell>
              <table:table-cell office:value-type="float" office:value="46.6259060722551">
                <text:p>46.62590607225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.8">
                <text:p>4.8</text:p>
              </table:table-cell>
              <table:table-cell office:value-type="float" office:value="46.6267169460752">
                <text:p>46.626716946075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.9">
                <text:p>4.9</text:p>
              </table:table-cell>
              <table:table-cell office:value-type="float" office:value="46.6273895035894">
                <text:p>46.62738950358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145">
      <number:number number:decimal-places="1" loext:min-decimal-places="1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fo:language="en" fo:country="US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symbol-type="automatic" chart:include-hidden-cells="false" chart:auto-position="true" chart:auto-size="true" chart:treat-empty-cells="leave-gap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6" style:family="chart">
      <style:chart-properties chart:auto-position="true" style:rotation-angle="0"/>
      <style:text-properties fo:color="#595959" style:text-position="0% 100%" fo:font-family="Calibri" fo:font-size="10pt" fo:language="en" fo:country="US" style:font-size-asian="10pt" style:font-size-complex="10pt"/>
    </style:style>
    <style:style style:name="ch7" style:family="chart">
      <style:graphic-properties svg:stroke-width="0.026cm" svg:stroke-color="#d9d9d9"/>
    </style:style>
    <style:style style:name="ch8" style:family="chart" style:data-style-name="N145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9" style:family="chart">
      <style:chart-properties chart:auto-position="true" style:rotation-angle="90"/>
      <style:text-properties fo:color="#595959" style:text-position="0% 100%" fo:font-family="Calibri" fo:font-size="10pt" fo:language="en" fo:country="US" style:font-size-asian="10pt" style:font-size-complex="10pt"/>
    </style:style>
    <style:style style:name="ch10" style:family="chart" style:data-style-name="N145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1" style:family="chart" style:data-style-name="N145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ed7d31" draw:fill-color="#ed7d31"/>
      <style:text-properties fo:color="#000000" style:text-position="0% 100%" fo:font-family="Calibri" fo:font-size="10pt" style:font-size-asian="10pt" style:font-size-complex="10pt"/>
    </style:style>
    <style:style style:name="ch12" style:family="chart" style:data-style-name="N14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53cm" svg:stroke-color="#4472c4" draw:fill-color="#4472c4"/>
      <style:text-properties fo:color="#000000" style:text-position="0% 100%" fo:font-family="Calibri" fo:font-size="10pt" style:font-size-asian="10pt" style:font-size-complex="10pt"/>
    </style:style>
    <style:style style:name="ch13" style:family="chart" style:data-style-name="N145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106cm" svg:stroke-color="#ff0000" draw:fill-color="#ff0000"/>
      <style:text-properties fo:color="#000000" style:text-position="0% 100%" fo:font-family="Calibri" fo:font-size="10pt" style:font-size-asian="10pt" style:font-size-complex="10pt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5.602cm" svg:height="7.303cm" xlink:href=".." xlink:type="simple" chart:class="chart:scatter" chart:style-name="ch1">
        <chart:title svg:x="6.27cm" svg:y="0.281cm" chart:style-name="ch2">
          <text:p>Data Model</text:p>
        </chart:title>
        <chart:legend chart:legend-position="bottom" svg:x="4.018cm" svg:y="5.52cm" style:legend-expansion="wide" chart:style-name="ch3"/>
        <chart:plot-area chart:style-name="ch4" table:cell-range-address="calibration.A2:calibration.F22 calibration.B1:calibration.E1" chart:data-source-has-labels="row" svg:x="1.372cm" svg:y="1.306cm" svg:width="13.918cm" svg:height="2.854cm">
          <chartooo:coordinate-region svg:x="2.637cm" svg:y="1.492cm" svg:width="12.334cm" svg:height="2.198cm"/>
          <chart:axis chart:dimension="x" chart:name="primary-x" chart:style-name="ch5">
            <chart:title svg:x="7.843cm" svg:y="4.307cm" chart:style-name="ch6">
              <text:p>PWM</text:p>
            </chart:title>
            <chart:grid chart:style-name="ch7" chart:class="major"/>
          </chart:axis>
          <chart:axis chart:dimension="y" chart:name="primary-y" chart:style-name="ch8">
            <chart:title svg:x="0.451cm" svg:y="3.737cm" chart:style-name="ch9">
              <text:p>Counts/sec</text:p>
            </chart:title>
            <chart:grid chart:style-name="ch7" chart:class="major"/>
          </chart:axis>
          <chart:series chart:style-name="ch10" chart:values-cell-range-address="calibration.B2:calibration.B22" chart:label-cell-address="calibration.B1:calibration.B1" chart:class="chart:scatter">
            <chart:domain table:cell-range-address="calibration.A2:calibration.A22"/>
            <chart:data-point chart:repeated="21"/>
          </chart:series>
          <chart:series chart:style-name="ch11" chart:values-cell-range-address="calibration.C2:calibration.C22" chart:label-cell-address="calibration.C1:calibration.C1" chart:class="chart:scatter">
            <chart:data-point chart:repeated="21"/>
          </chart:series>
          <chart:series chart:style-name="ch12" chart:values-cell-range-address="calibration.D2:calibration.D22" chart:label-cell-address="calibration.D1:calibration.D1" chart:class="chart:scatter">
            <chart:data-point chart:repeated="21"/>
          </chart:series>
          <chart:series chart:style-name="ch12" chart:values-cell-range-address="calibration.E2:calibration.E22" chart:label-cell-address="calibration.E1:calibration.E1" chart:class="chart:scatter">
            <chart:data-point chart:repeated="21"/>
          </chart:series>
          <chart:series chart:style-name="ch13" chart:values-cell-range-address="calibration.F2:calibration.F22" loext:label-string="&quot;Transfer Function&quot;" chart:class="chart:scatter">
            <chart:data-point chart:repeated="2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EFT
(Hz)</text:p>
                <draw:g>
                  <svg:desc>calibration.B1:calibration.B1</svg:desc>
                </draw:g>
              </table:table-cell>
              <table:table-cell office:value-type="string">
                <text:p>RIGHT
(Hz)</text:p>
                <draw:g>
                  <svg:desc>calibration.C1:calibration.C1</svg:desc>
                </draw:g>
              </table:table-cell>
              <table:table-cell office:value-type="string">
                <text:p>LFIT
(Hz)</text:p>
                <draw:g>
                  <svg:desc>calibration.D1:calibration.D1</svg:desc>
                </draw:g>
              </table:table-cell>
              <table:table-cell office:value-type="string">
                <text:p>RFIT
(Hz)</text:p>
                <draw:g>
                  <svg:desc>calibration.E1:calibration.E1</svg:desc>
                </draw:g>
              </table:table-cell>
              <table:table-cell office:value-type="string">
                <text:p>Transfer Func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calibration.A2:calibration.A22</svg:desc>
                </draw:g>
              </table:table-cell>
              <table:table-cell office:value-type="float" office:value="0">
                <text:p>0</text:p>
                <draw:g>
                  <svg:desc>calibration.B2:calibration.B22</svg:desc>
                </draw:g>
              </table:table-cell>
              <table:table-cell office:value-type="float" office:value="0">
                <text:p>0</text:p>
                <draw:g>
                  <svg:desc>calibration.C2:calibration.C22</svg:desc>
                </draw:g>
              </table:table-cell>
              <table:table-cell office:value-type="float" office:value="30.3787878787878">
                <text:p>30.3787878787878</text:p>
                <draw:g>
                  <svg:desc>calibration.D2:calibration.D22</svg:desc>
                </draw:g>
              </table:table-cell>
              <table:table-cell office:value-type="float" office:value="14.8961038961038">
                <text:p>14.8961038961038</text:p>
                <draw:g>
                  <svg:desc>calibration.E2:calibration.E22</svg:desc>
                </draw:g>
              </table:table-cell>
              <table:table-cell office:value-type="float" office:value="0">
                <text:p>0</text:p>
                <draw:g>
                  <svg:desc>calibration.F2:calibration.F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105.5">
                <text:p>105.5</text:p>
              </table:table-cell>
              <table:table-cell office:value-type="float" office:value="98">
                <text:p>98</text:p>
              </table:table-cell>
              <table:table-cell office:value-type="float" office:value="187.959956709957">
                <text:p>187.959956709957</text:p>
              </table:table-cell>
              <table:table-cell office:value-type="float" office:value="174.385064935065">
                <text:p>174.385064935065</text:p>
              </table:table-cell>
              <table:table-cell office:value-type="float" office:value="155.511728962092">
                <text:p>155.51172896209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292">
                <text:p>292</text:p>
              </table:table-cell>
              <table:table-cell office:value-type="float" office:value="285.5">
                <text:p>285.5</text:p>
              </table:table-cell>
              <table:table-cell office:value-type="float" office:value="345.541125541125">
                <text:p>345.541125541125</text:p>
              </table:table-cell>
              <table:table-cell office:value-type="float" office:value="333.874025974026">
                <text:p>333.874025974026</text:p>
              </table:table-cell>
              <table:table-cell office:value-type="float" office:value="311.023457924185">
                <text:p>311.0234579241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485.5">
                <text:p>485.5</text:p>
              </table:table-cell>
              <table:table-cell office:value-type="float" office:value="484.5">
                <text:p>484.5</text:p>
              </table:table-cell>
              <table:table-cell office:value-type="float" office:value="503.122294372294">
                <text:p>503.122294372294</text:p>
              </table:table-cell>
              <table:table-cell office:value-type="float" office:value="493.362987012987">
                <text:p>493.362987012987</text:p>
              </table:table-cell>
              <table:table-cell office:value-type="float" office:value="466.535186886277">
                <text:p>466.5351868862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">
                <text:p>20</text:p>
              </table:table-cell>
              <table:table-cell office:value-type="float" office:value="649.5">
                <text:p>649.5</text:p>
              </table:table-cell>
              <table:table-cell office:value-type="float" office:value="635.5">
                <text:p>635.5</text:p>
              </table:table-cell>
              <table:table-cell office:value-type="float" office:value="660.703463203463">
                <text:p>660.703463203463</text:p>
              </table:table-cell>
              <table:table-cell office:value-type="float" office:value="652.851948051948">
                <text:p>652.851948051948</text:p>
              </table:table-cell>
              <table:table-cell office:value-type="float" office:value="622.046915848369">
                <text:p>622.0469158483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">
                <text:p>25</text:p>
              </table:table-cell>
              <table:table-cell office:value-type="float" office:value="807.5">
                <text:p>807.5</text:p>
              </table:table-cell>
              <table:table-cell office:value-type="float" office:value="788.5">
                <text:p>788.5</text:p>
              </table:table-cell>
              <table:table-cell office:value-type="float" office:value="818.284632034632">
                <text:p>818.284632034632</text:p>
              </table:table-cell>
              <table:table-cell office:value-type="float" office:value="812.340909090909">
                <text:p>812.340909090909</text:p>
              </table:table-cell>
              <table:table-cell office:value-type="float" office:value="777.558644810461">
                <text:p>777.5586448104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977.5">
                <text:p>977.5</text:p>
              </table:table-cell>
              <table:table-cell office:value-type="float" office:value="975">
                <text:p>975</text:p>
              </table:table-cell>
              <table:table-cell office:value-type="float" office:value="975.865800865801">
                <text:p>975.865800865801</text:p>
              </table:table-cell>
              <table:table-cell office:value-type="float" office:value="971.82987012987">
                <text:p>971.82987012987</text:p>
              </table:table-cell>
              <table:table-cell office:value-type="float" office:value="933.070373772554">
                <text:p>933.0703737725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">
                <text:p>35</text:p>
              </table:table-cell>
              <table:table-cell office:value-type="float" office:value="1152">
                <text:p>1152</text:p>
              </table:table-cell>
              <table:table-cell office:value-type="float" office:value="1131.5">
                <text:p>1131.5</text:p>
              </table:table-cell>
              <table:table-cell office:value-type="float" office:value="1133.44696969697">
                <text:p>1133.44696969697</text:p>
              </table:table-cell>
              <table:table-cell office:value-type="float" office:value="1131.31883116883">
                <text:p>1131.31883116883</text:p>
              </table:table-cell>
              <table:table-cell office:value-type="float" office:value="1088.58210273465">
                <text:p>1088.58210273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">
                <text:p>40</text:p>
              </table:table-cell>
              <table:table-cell office:value-type="float" office:value="1332.5">
                <text:p>1332.5</text:p>
              </table:table-cell>
              <table:table-cell office:value-type="float" office:value="1310">
                <text:p>1310</text:p>
              </table:table-cell>
              <table:table-cell office:value-type="float" office:value="1291.02813852814">
                <text:p>1291.02813852814</text:p>
              </table:table-cell>
              <table:table-cell office:value-type="float" office:value="1290.80779220779">
                <text:p>1290.80779220779</text:p>
              </table:table-cell>
              <table:table-cell office:value-type="float" office:value="1244.09383169674">
                <text:p>1244.093831696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">
                <text:p>45</text:p>
              </table:table-cell>
              <table:table-cell office:value-type="float" office:value="1469">
                <text:p>1469</text:p>
              </table:table-cell>
              <table:table-cell office:value-type="float" office:value="1468.5">
                <text:p>1468.5</text:p>
              </table:table-cell>
              <table:table-cell office:value-type="float" office:value="1448.60930735931">
                <text:p>1448.60930735931</text:p>
              </table:table-cell>
              <table:table-cell office:value-type="float" office:value="1450.29675324675">
                <text:p>1450.29675324675</text:p>
              </table:table-cell>
              <table:table-cell office:value-type="float" office:value="1399.60556065883">
                <text:p>1399.605560658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">
                <text:p>50</text:p>
              </table:table-cell>
              <table:table-cell office:value-type="float" office:value="1659">
                <text:p>1659</text:p>
              </table:table-cell>
              <table:table-cell office:value-type="float" office:value="1657.5">
                <text:p>1657.5</text:p>
              </table:table-cell>
              <table:table-cell office:value-type="float" office:value="1606.19047619048">
                <text:p>1606.19047619048</text:p>
              </table:table-cell>
              <table:table-cell office:value-type="float" office:value="1609.78571428571">
                <text:p>1609.78571428571</text:p>
              </table:table-cell>
              <table:table-cell office:value-type="float" office:value="1555.11728962092">
                <text:p>1555.117289620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821">
                <text:p>1821</text:p>
              </table:table-cell>
              <table:table-cell office:value-type="float" office:value="1830.5">
                <text:p>1830.5</text:p>
              </table:table-cell>
              <table:table-cell office:value-type="float" office:value="1763.77164502165">
                <text:p>1763.77164502165</text:p>
              </table:table-cell>
              <table:table-cell office:value-type="float" office:value="1769.27467532468">
                <text:p>1769.27467532468</text:p>
              </table:table-cell>
              <table:table-cell office:value-type="float" office:value="1710.62901858302">
                <text:p>1710.629018583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">
                <text:p>60</text:p>
              </table:table-cell>
              <table:table-cell office:value-type="float" office:value="1988.5">
                <text:p>1988.5</text:p>
              </table:table-cell>
              <table:table-cell office:value-type="float" office:value="1959">
                <text:p>1959</text:p>
              </table:table-cell>
              <table:table-cell office:value-type="float" office:value="1921.35281385281">
                <text:p>1921.35281385281</text:p>
              </table:table-cell>
              <table:table-cell office:value-type="float" office:value="1928.76363636364">
                <text:p>1928.76363636364</text:p>
              </table:table-cell>
              <table:table-cell office:value-type="float" office:value="1866.14074754511">
                <text:p>1866.140747545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5">
                <text:p>65</text:p>
              </table:table-cell>
              <table:table-cell office:value-type="float" office:value="2142">
                <text:p>2142</text:p>
              </table:table-cell>
              <table:table-cell office:value-type="float" office:value="2159">
                <text:p>2159</text:p>
              </table:table-cell>
              <table:table-cell office:value-type="float" office:value="2078.93398268398">
                <text:p>2078.93398268398</text:p>
              </table:table-cell>
              <table:table-cell office:value-type="float" office:value="2088.2525974026">
                <text:p>2088.2525974026</text:p>
              </table:table-cell>
              <table:table-cell office:value-type="float" office:value="2021.6524765072">
                <text:p>2021.65247650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0">
                <text:p>70</text:p>
              </table:table-cell>
              <table:table-cell office:value-type="float" office:value="2296.5">
                <text:p>2296.5</text:p>
              </table:table-cell>
              <table:table-cell office:value-type="float" office:value="2330">
                <text:p>2330</text:p>
              </table:table-cell>
              <table:table-cell office:value-type="float" office:value="2236.51515151515">
                <text:p>2236.51515151515</text:p>
              </table:table-cell>
              <table:table-cell office:value-type="float" office:value="2247.74155844156">
                <text:p>2247.74155844156</text:p>
              </table:table-cell>
              <table:table-cell office:value-type="float" office:value="2177.16420546929">
                <text:p>2177.1642054692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5">
                <text:p>75</text:p>
              </table:table-cell>
              <table:table-cell office:value-type="float" office:value="2446">
                <text:p>2446</text:p>
              </table:table-cell>
              <table:table-cell office:value-type="float" office:value="2510.5">
                <text:p>2510.5</text:p>
              </table:table-cell>
              <table:table-cell office:value-type="float" office:value="2394.09632034632">
                <text:p>2394.09632034632</text:p>
              </table:table-cell>
              <table:table-cell office:value-type="float" office:value="2407.23051948052">
                <text:p>2407.23051948052</text:p>
              </table:table-cell>
              <table:table-cell office:value-type="float" office:value="2332.67593443138">
                <text:p>2332.6759344313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2600.5">
                <text:p>2600.5</text:p>
              </table:table-cell>
              <table:table-cell office:value-type="float" office:value="2628.5">
                <text:p>2628.5</text:p>
              </table:table-cell>
              <table:table-cell office:value-type="float" office:value="2551.67748917749">
                <text:p>2551.67748917749</text:p>
              </table:table-cell>
              <table:table-cell office:value-type="float" office:value="2566.71948051948">
                <text:p>2566.71948051948</text:p>
              </table:table-cell>
              <table:table-cell office:value-type="float" office:value="2488.18766339348">
                <text:p>2488.187663393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2749">
                <text:p>2749</text:p>
              </table:table-cell>
              <table:table-cell office:value-type="float" office:value="2770">
                <text:p>2770</text:p>
              </table:table-cell>
              <table:table-cell office:value-type="float" office:value="2709.25865800866">
                <text:p>2709.25865800866</text:p>
              </table:table-cell>
              <table:table-cell office:value-type="float" office:value="2726.20844155844">
                <text:p>2726.20844155844</text:p>
              </table:table-cell>
              <table:table-cell office:value-type="float" office:value="2643.69939235557">
                <text:p>2643.699392355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2827">
                <text:p>2827</text:p>
              </table:table-cell>
              <table:table-cell office:value-type="float" office:value="2828.5">
                <text:p>2828.5</text:p>
              </table:table-cell>
              <table:table-cell office:value-type="float" office:value="2866.83982683983">
                <text:p>2866.83982683983</text:p>
              </table:table-cell>
              <table:table-cell office:value-type="float" office:value="2885.6974025974">
                <text:p>2885.6974025974</text:p>
              </table:table-cell>
              <table:table-cell office:value-type="float" office:value="2799.21112131766">
                <text:p>2799.211121317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5">
                <text:p>95</text:p>
              </table:table-cell>
              <table:table-cell office:value-type="float" office:value="2941">
                <text:p>2941</text:p>
              </table:table-cell>
              <table:table-cell office:value-type="float" office:value="2934.5">
                <text:p>2934.5</text:p>
              </table:table-cell>
              <table:table-cell office:value-type="float" office:value="3024.420995671">
                <text:p>3024.420995671</text:p>
              </table:table-cell>
              <table:table-cell office:value-type="float" office:value="3045.18636363636">
                <text:p>3045.18636363636</text:p>
              </table:table-cell>
              <table:table-cell office:value-type="float" office:value="2954.72285027975">
                <text:p>2954.722850279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">
                <text:p>100</text:p>
              </table:table-cell>
              <table:table-cell office:value-type="float" office:value="2988.5">
                <text:p>2988.5</text:p>
              </table:table-cell>
              <table:table-cell office:value-type="float" office:value="3020.5">
                <text:p>3020.5</text:p>
              </table:table-cell>
              <table:table-cell office:value-type="float" office:value="3182.00216450216">
                <text:p>3182.00216450216</text:p>
              </table:table-cell>
              <table:table-cell office:value-type="float" office:value="3204.67532467532">
                <text:p>3204.67532467532</text:p>
              </table:table-cell>
              <table:table-cell office:value-type="float" office:value="3110.23457924185">
                <text:p>3110.2345792418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